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4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499404" table:style-name="ce27">
            <text:p>23,499,404</text:p>
          </table:table-cell>
          <table:table-cell office:value-type="float" office:value="11709898" table:style-name="ce27">
            <text:p>11,709,898</text:p>
          </table:table-cell>
          <table:table-cell office:value-type="float" office:value="11789506" table:style-name="ce27">
            <text:p>11,789,506</text:p>
          </table:table-cell>
          <table:table-cell office:value-type="float" office:value="1058525" table:style-name="ce27">
            <text:p>1,058,525</text:p>
          </table:table-cell>
          <table:table-cell office:value-type="float" office:value="548358" table:style-name="ce27">
            <text:p>548,358</text:p>
          </table:table-cell>
          <table:table-cell office:value-type="float" office:value="510167" table:style-name="ce27">
            <text:p>510,167</text:p>
          </table:table-cell>
          <table:table-cell office:value-type="float" office:value="4.5" table:style-name="ce28">
            <text:p>4.50</text:p>
          </table:table-cell>
          <table:table-cell office:value-type="float" office:value="1422758" table:style-name="ce27">
            <text:p>1,422,758</text:p>
          </table:table-cell>
          <table:table-cell office:value-type="float" office:value="738062" table:style-name="ce27">
            <text:p>738,062</text:p>
          </table:table-cell>
          <table:table-cell office:value-type="float" office:value="684696" table:style-name="ce27">
            <text:p>684,696</text:p>
          </table:table-cell>
          <table:table-cell office:value-type="float" office:value="6.05" table:style-name="ce28">
            <text:p>6.05</text:p>
          </table:table-cell>
          <table:table-cell office:value-type="float" office:value="2454455" table:style-name="ce27">
            <text:p>2,454,455</text:p>
          </table:table-cell>
          <table:table-cell office:value-type="float" office:value="1276981" table:style-name="ce27">
            <text:p>1,276,981</text:p>
          </table:table-cell>
          <table:table-cell office:value-type="float" office:value="1177474" table:style-name="ce27">
            <text:p>1,177,474</text:p>
          </table:table-cell>
          <table:table-cell office:value-type="float" office:value="10.44" table:style-name="ce28">
            <text:p>10.44</text:p>
          </table:table-cell>
          <table:table-cell office:value-type="float" office:value="2677308" table:style-name="ce27">
            <text:p>2,677,308</text:p>
          </table:table-cell>
          <table:table-cell office:value-type="float" office:value="1394008" table:style-name="ce27">
            <text:p>1,394,008</text:p>
          </table:table-cell>
          <table:table-cell office:value-type="float" office:value="1283300" table:style-name="ce27">
            <text:p>1,283,300</text:p>
          </table:table-cell>
          <table:table-cell office:value-type="float" office:value="11.39" table:style-name="ce28">
            <text:p>11.39</text:p>
          </table:table-cell>
          <table:table-cell office:value-type="float" office:value="1567275" table:style-name="ce27">
            <text:p>1,567,275</text:p>
          </table:table-cell>
          <table:table-cell office:value-type="float" office:value="818268" table:style-name="ce27">
            <text:p>818,268</text:p>
          </table:table-cell>
          <table:table-cell office:value-type="float" office:value="749007" table:style-name="ce27">
            <text:p>749,007</text:p>
          </table:table-cell>
          <table:table-cell office:value-type="float" office:value="6.67" table:style-name="ce28">
            <text:p>6.67</text:p>
          </table:table-cell>
          <table:table-cell office:value-type="float" office:value="18847158" table:style-name="ce27">
            <text:p>18,847,158</text:p>
          </table:table-cell>
          <table:table-cell office:value-type="float" office:value="9286874" table:style-name="ce27">
            <text:p>9,286,874</text:p>
          </table:table-cell>
          <table:table-cell office:value-type="float" office:value="9560284" table:style-name="ce27">
            <text:p>9,560,284</text:p>
          </table:table-cell>
          <table:table-cell office:value-type="float" office:value="80.2" table:style-name="ce28">
            <text:p>80.20</text:p>
          </table:table-cell>
          <table:table-cell office:value-type="float" office:value="2993444" table:style-name="ce27">
            <text:p>2,993,444</text:p>
          </table:table-cell>
          <table:table-cell office:value-type="float" office:value="1384115" table:style-name="ce27">
            <text:p>1,384,115</text:p>
          </table:table-cell>
          <table:table-cell office:value-type="float" office:value="1609329" table:style-name="ce27">
            <text:p>1,609,329</text:p>
          </table:table-cell>
          <table:table-cell office:value-type="float" office:value="12.74" table:style-name="ce26">
            <text:p>12.7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1000" table:style-name="ce23">
            <text:p>3,971,000</text:p>
          </table:table-cell>
          <table:table-cell office:value-type="float" office:value="1950343" table:style-name="ce23">
            <text:p>1,950,343</text:p>
          </table:table-cell>
          <table:table-cell office:value-type="float" office:value="2020657" table:style-name="ce23">
            <text:p>2,020,657</text:p>
          </table:table-cell>
          <table:table-cell office:value-type="float" office:value="170747" table:style-name="ce23">
            <text:p>170,747</text:p>
          </table:table-cell>
          <table:table-cell office:value-type="float" office:value="88309" table:style-name="ce23">
            <text:p>88,309</text:p>
          </table:table-cell>
          <table:table-cell office:value-type="float" office:value="82438" table:style-name="ce23">
            <text:p>82,438</text:p>
          </table:table-cell>
          <table:table-cell office:value-type="float" office:value="4.3" table:style-name="ce24">
            <text:p>4.30</text:p>
          </table:table-cell>
          <table:table-cell office:value-type="float" office:value="230977" table:style-name="ce23">
            <text:p>230,977</text:p>
          </table:table-cell>
          <table:table-cell office:value-type="float" office:value="119772" table:style-name="ce23">
            <text:p>119,772</text:p>
          </table:table-cell>
          <table:table-cell office:value-type="float" office:value="111205" table:style-name="ce23">
            <text:p>111,205</text:p>
          </table:table-cell>
          <table:table-cell office:value-type="float" office:value="5.82" table:style-name="ce24">
            <text:p>5.82</text:p>
          </table:table-cell>
          <table:table-cell office:value-type="float" office:value="399730" table:style-name="ce23">
            <text:p>399,730</text:p>
          </table:table-cell>
          <table:table-cell office:value-type="float" office:value="207907" table:style-name="ce23">
            <text:p>207,907</text:p>
          </table:table-cell>
          <table:table-cell office:value-type="float" office:value="191823" table:style-name="ce23">
            <text:p>191,823</text:p>
          </table:table-cell>
          <table:table-cell office:value-type="float" office:value="10.07" table:style-name="ce24">
            <text:p>10.07</text:p>
          </table:table-cell>
          <table:table-cell office:value-type="float" office:value="434580" table:style-name="ce23">
            <text:p>434,580</text:p>
          </table:table-cell>
          <table:table-cell office:value-type="float" office:value="226262" table:style-name="ce23">
            <text:p>226,262</text:p>
          </table:table-cell>
          <table:table-cell office:value-type="float" office:value="208318" table:style-name="ce23">
            <text:p>208,318</text:p>
          </table:table-cell>
          <table:table-cell office:value-type="float" office:value="10.94" table:style-name="ce24">
            <text:p>10.94</text:p>
          </table:table-cell>
          <table:table-cell office:value-type="float" office:value="251873" table:style-name="ce23">
            <text:p>251,873</text:p>
          </table:table-cell>
          <table:table-cell office:value-type="float" office:value="131163" table:style-name="ce23">
            <text:p>131,163</text:p>
          </table:table-cell>
          <table:table-cell office:value-type="float" office:value="120710" table:style-name="ce23">
            <text:p>120,710</text:p>
          </table:table-cell>
          <table:table-cell office:value-type="float" office:value="6.34" table:style-name="ce24">
            <text:p>6.34</text:p>
          </table:table-cell>
          <table:table-cell office:value-type="float" office:value="3215678" table:style-name="ce23">
            <text:p>3,215,678</text:p>
          </table:table-cell>
          <table:table-cell office:value-type="float" office:value="1557392" table:style-name="ce23">
            <text:p>1,557,392</text:p>
          </table:table-cell>
          <table:table-cell office:value-type="float" office:value="1658286" table:style-name="ce23">
            <text:p>1,658,286</text:p>
          </table:table-cell>
          <table:table-cell office:value-type="float" office:value="80.98" table:style-name="ce24">
            <text:p>80.98</text:p>
          </table:table-cell>
          <table:table-cell office:value-type="float" office:value="440836" table:style-name="ce23">
            <text:p>440,836</text:p>
          </table:table-cell>
          <table:table-cell office:value-type="float" office:value="203945" table:style-name="ce23">
            <text:p>203,945</text:p>
          </table:table-cell>
          <table:table-cell office:value-type="float" office:value="236891" table:style-name="ce23">
            <text:p>236,891</text:p>
          </table:table-cell>
          <table:table-cell office:value-type="float" office:value="11.1" table:style-name="ce22">
            <text:p>11.10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3829" table:style-name="ce23">
            <text:p>2,703,829</text:p>
          </table:table-cell>
          <table:table-cell office:value-type="float" office:value="1294385" table:style-name="ce23">
            <text:p>1,294,385</text:p>
          </table:table-cell>
          <table:table-cell office:value-type="float" office:value="1409444" table:style-name="ce23">
            <text:p>1,409,444</text:p>
          </table:table-cell>
          <table:table-cell office:value-type="float" office:value="149990" table:style-name="ce23">
            <text:p>149,990</text:p>
          </table:table-cell>
          <table:table-cell office:value-type="float" office:value="77217" table:style-name="ce23">
            <text:p>77,217</text:p>
          </table:table-cell>
          <table:table-cell office:value-type="float" office:value="72773" table:style-name="ce23">
            <text:p>72,773</text:p>
          </table:table-cell>
          <table:table-cell office:value-type="float" office:value="5.55" table:style-name="ce24">
            <text:p>5.55</text:p>
          </table:table-cell>
          <table:table-cell office:value-type="float" office:value="193993" table:style-name="ce23">
            <text:p>193,993</text:p>
          </table:table-cell>
          <table:table-cell office:value-type="float" office:value="100045" table:style-name="ce23">
            <text:p>100,045</text:p>
          </table:table-cell>
          <table:table-cell office:value-type="float" office:value="93948" table:style-name="ce23">
            <text:p>93,948</text:p>
          </table:table-cell>
          <table:table-cell office:value-type="float" office:value="7.17" table:style-name="ce24">
            <text:p>7.17</text:p>
          </table:table-cell>
          <table:table-cell office:value-type="float" office:value="303407" table:style-name="ce23">
            <text:p>303,407</text:p>
          </table:table-cell>
          <table:table-cell office:value-type="float" office:value="157250" table:style-name="ce23">
            <text:p>157,250</text:p>
          </table:table-cell>
          <table:table-cell office:value-type="float" office:value="146157" table:style-name="ce23">
            <text:p>146,157</text:p>
          </table:table-cell>
          <table:table-cell office:value-type="float" office:value="11.22" table:style-name="ce24">
            <text:p>11.22</text:p>
          </table:table-cell>
          <table:table-cell office:value-type="float" office:value="326540" table:style-name="ce23">
            <text:p>326,540</text:p>
          </table:table-cell>
          <table:table-cell office:value-type="float" office:value="169365" table:style-name="ce23">
            <text:p>169,365</text:p>
          </table:table-cell>
          <table:table-cell office:value-type="float" office:value="157175" table:style-name="ce23">
            <text:p>157,175</text:p>
          </table:table-cell>
          <table:table-cell office:value-type="float" office:value="12.08" table:style-name="ce24">
            <text:p>12.08</text:p>
          </table:table-cell>
          <table:table-cell office:value-type="float" office:value="157946" table:style-name="ce23">
            <text:p>157,946</text:p>
          </table:table-cell>
          <table:table-cell office:value-type="float" office:value="82341" table:style-name="ce23">
            <text:p>82,341</text:p>
          </table:table-cell>
          <table:table-cell office:value-type="float" office:value="75605" table:style-name="ce23">
            <text:p>75,605</text:p>
          </table:table-cell>
          <table:table-cell office:value-type="float" office:value="5.84" table:style-name="ce24">
            <text:p>5.84</text:p>
          </table:table-cell>
          <table:table-cell office:value-type="float" office:value="2182503" table:style-name="ce23">
            <text:p>2,182,503</text:p>
          </table:table-cell>
          <table:table-cell office:value-type="float" office:value="1023804" table:style-name="ce23">
            <text:p>1,023,804</text:p>
          </table:table-cell>
          <table:table-cell office:value-type="float" office:value="1158699" table:style-name="ce23">
            <text:p>1,158,699</text:p>
          </table:table-cell>
          <table:table-cell office:value-type="float" office:value="80.72" table:style-name="ce24">
            <text:p>80.72</text:p>
          </table:table-cell>
          <table:table-cell office:value-type="float" office:value="406339" table:style-name="ce23">
            <text:p>406,339</text:p>
          </table:table-cell>
          <table:table-cell office:value-type="float" office:value="183751" table:style-name="ce23">
            <text:p>183,751</text:p>
          </table:table-cell>
          <table:table-cell office:value-type="float" office:value="222588" table:style-name="ce23">
            <text:p>222,588</text:p>
          </table:table-cell>
          <table:table-cell office:value-type="float" office:value="15.03" table:style-name="ce22">
            <text:p>15.0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16988" table:style-name="ce23">
            <text:p>2,116,988</text:p>
          </table:table-cell>
          <table:table-cell office:value-type="float" office:value="1057689" table:style-name="ce23">
            <text:p>1,057,689</text:p>
          </table:table-cell>
          <table:table-cell office:value-type="float" office:value="1059299" table:style-name="ce23">
            <text:p>1,059,299</text:p>
          </table:table-cell>
          <table:table-cell office:value-type="float" office:value="106791" table:style-name="ce23">
            <text:p>106,791</text:p>
          </table:table-cell>
          <table:table-cell office:value-type="float" office:value="55378" table:style-name="ce23">
            <text:p>55,378</text:p>
          </table:table-cell>
          <table:table-cell office:value-type="float" office:value="51413" table:style-name="ce23">
            <text:p>51,413</text:p>
          </table:table-cell>
          <table:table-cell office:value-type="float" office:value="5.04" table:style-name="ce24">
            <text:p>5.04</text:p>
          </table:table-cell>
          <table:table-cell office:value-type="float" office:value="144445" table:style-name="ce23">
            <text:p>144,445</text:p>
          </table:table-cell>
          <table:table-cell office:value-type="float" office:value="74932" table:style-name="ce23">
            <text:p>74,932</text:p>
          </table:table-cell>
          <table:table-cell office:value-type="float" office:value="69513" table:style-name="ce23">
            <text:p>69,513</text:p>
          </table:table-cell>
          <table:table-cell office:value-type="float" office:value="6.82" table:style-name="ce24">
            <text:p>6.82</text:p>
          </table:table-cell>
          <table:table-cell office:value-type="float" office:value="253023" table:style-name="ce23">
            <text:p>253,023</text:p>
          </table:table-cell>
          <table:table-cell office:value-type="float" office:value="131849" table:style-name="ce23">
            <text:p>131,849</text:p>
          </table:table-cell>
          <table:table-cell office:value-type="float" office:value="121174" table:style-name="ce23">
            <text:p>121,174</text:p>
          </table:table-cell>
          <table:table-cell office:value-type="float" office:value="11.95" table:style-name="ce24">
            <text:p>11.95</text:p>
          </table:table-cell>
          <table:table-cell office:value-type="float" office:value="276210" table:style-name="ce23">
            <text:p>276,210</text:p>
          </table:table-cell>
          <table:table-cell office:value-type="float" office:value="144078" table:style-name="ce23">
            <text:p>144,078</text:p>
          </table:table-cell>
          <table:table-cell office:value-type="float" office:value="132132" table:style-name="ce23">
            <text:p>132,132</text:p>
          </table:table-cell>
          <table:table-cell office:value-type="float" office:value="13.05" table:style-name="ce24">
            <text:p>13.05</text:p>
          </table:table-cell>
          <table:table-cell office:value-type="float" office:value="160491" table:style-name="ce23">
            <text:p>160,491</text:p>
          </table:table-cell>
          <table:table-cell office:value-type="float" office:value="83953" table:style-name="ce23">
            <text:p>83,953</text:p>
          </table:table-cell>
          <table:table-cell office:value-type="float" office:value="76538" table:style-name="ce23">
            <text:p>76,538</text:p>
          </table:table-cell>
          <table:table-cell office:value-type="float" office:value="7.58" table:style-name="ce24">
            <text:p>7.58</text:p>
          </table:table-cell>
          <table:table-cell office:value-type="float" office:value="1641631" table:style-name="ce23">
            <text:p>1,641,631</text:p>
          </table:table-cell>
          <table:table-cell office:value-type="float" office:value="809768" table:style-name="ce23">
            <text:p>809,768</text:p>
          </table:table-cell>
          <table:table-cell office:value-type="float" office:value="831863" table:style-name="ce23">
            <text:p>831,863</text:p>
          </table:table-cell>
          <table:table-cell office:value-type="float" office:value="77.55" table:style-name="ce24">
            <text:p>77.55</text:p>
          </table:table-cell>
          <table:table-cell office:value-type="float" office:value="208471" table:style-name="ce23">
            <text:p>208,471</text:p>
          </table:table-cell>
          <table:table-cell office:value-type="float" office:value="98811" table:style-name="ce23">
            <text:p>98,811</text:p>
          </table:table-cell>
          <table:table-cell office:value-type="float" office:value="109660" table:style-name="ce23">
            <text:p>109,660</text:p>
          </table:table-cell>
          <table:table-cell office:value-type="float" office:value="9.85" table:style-name="ce22">
            <text:p>9.8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0322" table:style-name="ce23">
            <text:p>2,750,322</text:p>
          </table:table-cell>
          <table:table-cell office:value-type="float" office:value="1359218" table:style-name="ce23">
            <text:p>1,359,218</text:p>
          </table:table-cell>
          <table:table-cell office:value-type="float" office:value="1391104" table:style-name="ce23">
            <text:p>1,391,104</text:p>
          </table:table-cell>
          <table:table-cell office:value-type="float" office:value="137745" table:style-name="ce23">
            <text:p>137,745</text:p>
          </table:table-cell>
          <table:table-cell office:value-type="float" office:value="71341" table:style-name="ce23">
            <text:p>71,341</text:p>
          </table:table-cell>
          <table:table-cell office:value-type="float" office:value="66404" table:style-name="ce23">
            <text:p>66,404</text:p>
          </table:table-cell>
          <table:table-cell office:value-type="float" office:value="5.01" table:style-name="ce24">
            <text:p>5.01</text:p>
          </table:table-cell>
          <table:table-cell office:value-type="float" office:value="185376" table:style-name="ce23">
            <text:p>185,376</text:p>
          </table:table-cell>
          <table:table-cell office:value-type="float" office:value="96252" table:style-name="ce23">
            <text:p>96,252</text:p>
          </table:table-cell>
          <table:table-cell office:value-type="float" office:value="89124" table:style-name="ce23">
            <text:p>89,124</text:p>
          </table:table-cell>
          <table:table-cell office:value-type="float" office:value="6.74" table:style-name="ce24">
            <text:p>6.74</text:p>
          </table:table-cell>
          <table:table-cell office:value-type="float" office:value="318522" table:style-name="ce23">
            <text:p>318,522</text:p>
          </table:table-cell>
          <table:table-cell office:value-type="float" office:value="165403" table:style-name="ce23">
            <text:p>165,403</text:p>
          </table:table-cell>
          <table:table-cell office:value-type="float" office:value="153119" table:style-name="ce23">
            <text:p>153,119</text:p>
          </table:table-cell>
          <table:table-cell office:value-type="float" office:value="11.58" table:style-name="ce24">
            <text:p>11.58</text:p>
          </table:table-cell>
          <table:table-cell office:value-type="float" office:value="346945" table:style-name="ce23">
            <text:p>346,945</text:p>
          </table:table-cell>
          <table:table-cell office:value-type="float" office:value="180224" table:style-name="ce23">
            <text:p>180,224</text:p>
          </table:table-cell>
          <table:table-cell office:value-type="float" office:value="166721" table:style-name="ce23">
            <text:p>166,721</text:p>
          </table:table-cell>
          <table:table-cell office:value-type="float" office:value="12.61" table:style-name="ce24">
            <text:p>12.61</text:p>
          </table:table-cell>
          <table:table-cell office:value-type="float" office:value="201206" table:style-name="ce23">
            <text:p>201,206</text:p>
          </table:table-cell>
          <table:table-cell office:value-type="float" office:value="104530" table:style-name="ce23">
            <text:p>104,530</text:p>
          </table:table-cell>
          <table:table-cell office:value-type="float" office:value="96676" table:style-name="ce23">
            <text:p>96,676</text:p>
          </table:table-cell>
          <table:table-cell office:value-type="float" office:value="7.32" table:style-name="ce24">
            <text:p>7.32</text:p>
          </table:table-cell>
          <table:table-cell office:value-type="float" office:value="2149909" table:style-name="ce23">
            <text:p>2,149,909</text:p>
          </table:table-cell>
          <table:table-cell office:value-type="float" office:value="1047247" table:style-name="ce23">
            <text:p>1,047,247</text:p>
          </table:table-cell>
          <table:table-cell office:value-type="float" office:value="1102662" table:style-name="ce23">
            <text:p>1,102,662</text:p>
          </table:table-cell>
          <table:table-cell office:value-type="float" office:value="78.17" table:style-name="ce24">
            <text:p>78.17</text:p>
          </table:table-cell>
          <table:table-cell office:value-type="float" office:value="288603" table:style-name="ce23">
            <text:p>288,603</text:p>
          </table:table-cell>
          <table:table-cell office:value-type="float" office:value="134019" table:style-name="ce23">
            <text:p>134,019</text:p>
          </table:table-cell>
          <table:table-cell office:value-type="float" office:value="154584" table:style-name="ce23">
            <text:p>154,584</text:p>
          </table:table-cell>
          <table:table-cell office:value-type="float" office:value="10.49" table:style-name="ce22">
            <text:p>10.4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252" table:style-name="ce23">
            <text:p>1,885,252</text:p>
          </table:table-cell>
          <table:table-cell office:value-type="float" office:value="943384" table:style-name="ce23">
            <text:p>943,384</text:p>
          </table:table-cell>
          <table:table-cell office:value-type="float" office:value="941868" table:style-name="ce23">
            <text:p>941,868</text:p>
          </table:table-cell>
          <table:table-cell office:value-type="float" office:value="79565" table:style-name="ce23">
            <text:p>79,565</text:p>
          </table:table-cell>
          <table:table-cell office:value-type="float" office:value="41268" table:style-name="ce23">
            <text:p>41,268</text:p>
          </table:table-cell>
          <table:table-cell office:value-type="float" office:value="38297" table:style-name="ce23">
            <text:p>38,297</text:p>
          </table:table-cell>
          <table:table-cell office:value-type="float" office:value="4.22" table:style-name="ce24">
            <text:p>4.22</text:p>
          </table:table-cell>
          <table:table-cell office:value-type="float" office:value="106955" table:style-name="ce23">
            <text:p>106,955</text:p>
          </table:table-cell>
          <table:table-cell office:value-type="float" office:value="55527" table:style-name="ce23">
            <text:p>55,527</text:p>
          </table:table-cell>
          <table:table-cell office:value-type="float" office:value="51428" table:style-name="ce23">
            <text:p>51,428</text:p>
          </table:table-cell>
          <table:table-cell office:value-type="float" office:value="5.67" table:style-name="ce24">
            <text:p>5.67</text:p>
          </table:table-cell>
          <table:table-cell office:value-type="float" office:value="185154" table:style-name="ce23">
            <text:p>185,154</text:p>
          </table:table-cell>
          <table:table-cell office:value-type="float" office:value="96169" table:style-name="ce23">
            <text:p>96,169</text:p>
          </table:table-cell>
          <table:table-cell office:value-type="float" office:value="88985" table:style-name="ce23">
            <text:p>88,985</text:p>
          </table:table-cell>
          <table:table-cell office:value-type="float" office:value="9.82" table:style-name="ce24">
            <text:p>9.82</text:p>
          </table:table-cell>
          <table:table-cell office:value-type="float" office:value="202067" table:style-name="ce23">
            <text:p>202,067</text:p>
          </table:table-cell>
          <table:table-cell office:value-type="float" office:value="105051" table:style-name="ce23">
            <text:p>105,051</text:p>
          </table:table-cell>
          <table:table-cell office:value-type="float" office:value="97016" table:style-name="ce23">
            <text:p>97,016</text:p>
          </table:table-cell>
          <table:table-cell office:value-type="float" office:value="10.72" table:style-name="ce24">
            <text:p>10.72</text:p>
          </table:table-cell>
          <table:table-cell office:value-type="float" office:value="119284" table:style-name="ce23">
            <text:p>119,284</text:p>
          </table:table-cell>
          <table:table-cell office:value-type="float" office:value="62310" table:style-name="ce23">
            <text:p>62,310</text:p>
          </table:table-cell>
          <table:table-cell office:value-type="float" office:value="56974" table:style-name="ce23">
            <text:p>56,974</text:p>
          </table:table-cell>
          <table:table-cell office:value-type="float" office:value="6.33" table:style-name="ce24">
            <text:p>6.33</text:p>
          </table:table-cell>
          <table:table-cell office:value-type="float" office:value="1532241" table:style-name="ce23">
            <text:p>1,532,241</text:p>
          </table:table-cell>
          <table:table-cell office:value-type="float" office:value="759519" table:style-name="ce23">
            <text:p>759,519</text:p>
          </table:table-cell>
          <table:table-cell office:value-type="float" office:value="772722" table:style-name="ce23">
            <text:p>772,722</text:p>
          </table:table-cell>
          <table:table-cell office:value-type="float" office:value="81.28" table:style-name="ce24">
            <text:p>81.28</text:p>
          </table:table-cell>
          <table:table-cell office:value-type="float" office:value="250956" table:style-name="ce23">
            <text:p>250,956</text:p>
          </table:table-cell>
          <table:table-cell office:value-type="float" office:value="115007" table:style-name="ce23">
            <text:p>115,007</text:p>
          </table:table-cell>
          <table:table-cell office:value-type="float" office:value="135949" table:style-name="ce23">
            <text:p>135,949</text:p>
          </table:table-cell>
          <table:table-cell office:value-type="float" office:value="13.31" table:style-name="ce22">
            <text:p>13.3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107" table:style-name="ce23">
            <text:p>2,778,107</text:p>
          </table:table-cell>
          <table:table-cell office:value-type="float" office:value="1379945" table:style-name="ce23">
            <text:p>1,379,945</text:p>
          </table:table-cell>
          <table:table-cell office:value-type="float" office:value="1398162" table:style-name="ce23">
            <text:p>1,398,162</text:p>
          </table:table-cell>
          <table:table-cell office:value-type="float" office:value="113388" table:style-name="ce23">
            <text:p>113,388</text:p>
          </table:table-cell>
          <table:table-cell office:value-type="float" office:value="58794" table:style-name="ce23">
            <text:p>58,794</text:p>
          </table:table-cell>
          <table:table-cell office:value-type="float" office:value="54594" table:style-name="ce23">
            <text:p>54,594</text:p>
          </table:table-cell>
          <table:table-cell office:value-type="float" office:value="4.08" table:style-name="ce24">
            <text:p>4.08</text:p>
          </table:table-cell>
          <table:table-cell office:value-type="float" office:value="152729" table:style-name="ce23">
            <text:p>152,729</text:p>
          </table:table-cell>
          <table:table-cell office:value-type="float" office:value="79128" table:style-name="ce23">
            <text:p>79,128</text:p>
          </table:table-cell>
          <table:table-cell office:value-type="float" office:value="73601" table:style-name="ce23">
            <text:p>73,601</text:p>
          </table:table-cell>
          <table:table-cell office:value-type="float" office:value="5.5" table:style-name="ce24">
            <text:p>5.50</text:p>
          </table:table-cell>
          <table:table-cell office:value-type="float" office:value="267212" table:style-name="ce23">
            <text:p>267,212</text:p>
          </table:table-cell>
          <table:table-cell office:value-type="float" office:value="138712" table:style-name="ce23">
            <text:p>138,712</text:p>
          </table:table-cell>
          <table:table-cell office:value-type="float" office:value="128500" table:style-name="ce23">
            <text:p>128,500</text:p>
          </table:table-cell>
          <table:table-cell office:value-type="float" office:value="9.6199999999999992" table:style-name="ce24">
            <text:p>9.62</text:p>
          </table:table-cell>
          <table:table-cell office:value-type="float" office:value="292073" table:style-name="ce23">
            <text:p>292,073</text:p>
          </table:table-cell>
          <table:table-cell office:value-type="float" office:value="151602" table:style-name="ce23">
            <text:p>151,602</text:p>
          </table:table-cell>
          <table:table-cell office:value-type="float" office:value="140471" table:style-name="ce23">
            <text:p>140,471</text:p>
          </table:table-cell>
          <table:table-cell office:value-type="float" office:value="10.51" table:style-name="ce24">
            <text:p>10.51</text:p>
          </table:table-cell>
          <table:table-cell office:value-type="float" office:value="178613" table:style-name="ce23">
            <text:p>178,613</text:p>
          </table:table-cell>
          <table:table-cell office:value-type="float" office:value="92696" table:style-name="ce23">
            <text:p>92,696</text:p>
          </table:table-cell>
          <table:table-cell office:value-type="float" office:value="85917" table:style-name="ce23">
            <text:p>85,917</text:p>
          </table:table-cell>
          <table:table-cell office:value-type="float" office:value="6.43" table:style-name="ce24">
            <text:p>6.43</text:p>
          </table:table-cell>
          <table:table-cell office:value-type="float" office:value="2259716" table:style-name="ce23">
            <text:p>2,259,716</text:p>
          </table:table-cell>
          <table:table-cell office:value-type="float" office:value="1110968" table:style-name="ce23">
            <text:p>1,110,968</text:p>
          </table:table-cell>
          <table:table-cell office:value-type="float" office:value="1148748" table:style-name="ce23">
            <text:p>1,148,748</text:p>
          </table:table-cell>
          <table:table-cell office:value-type="float" office:value="81.34" table:style-name="ce24">
            <text:p>81.34</text:p>
          </table:table-cell>
          <table:table-cell office:value-type="float" office:value="358170" table:style-name="ce23">
            <text:p>358,170</text:p>
          </table:table-cell>
          <table:table-cell office:value-type="float" office:value="166630" table:style-name="ce23">
            <text:p>166,630</text:p>
          </table:table-cell>
          <table:table-cell office:value-type="float" office:value="191540" table:style-name="ce23">
            <text:p>191,540</text:p>
          </table:table-cell>
          <table:table-cell office:value-type="float" office:value="12.89" table:style-name="ce22">
            <text:p>12.89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8298" table:style-name="ce23">
            <text:p>7,148,298</text:p>
          </table:table-cell>
          <table:table-cell office:value-type="float" office:value="3651094" table:style-name="ce23">
            <text:p>3,651,094</text:p>
          </table:table-cell>
          <table:table-cell office:value-type="float" office:value="3497204" table:style-name="ce23">
            <text:p>3,497,204</text:p>
          </table:table-cell>
          <table:table-cell office:value-type="float" office:value="293554" table:style-name="ce23">
            <text:p>293,554</text:p>
          </table:table-cell>
          <table:table-cell office:value-type="float" office:value="152536" table:style-name="ce23">
            <text:p>152,536</text:p>
          </table:table-cell>
          <table:table-cell office:value-type="float" office:value="141018" table:style-name="ce23">
            <text:p>141,018</text:p>
          </table:table-cell>
          <table:table-cell office:value-type="float" office:value="4.1100000000000003" table:style-name="ce24">
            <text:p>4.11</text:p>
          </table:table-cell>
          <table:table-cell office:value-type="float" office:value="399886" table:style-name="ce23">
            <text:p>399,886</text:p>
          </table:table-cell>
          <table:table-cell office:value-type="float" office:value="208039" table:style-name="ce23">
            <text:p>208,039</text:p>
          </table:table-cell>
          <table:table-cell office:value-type="float" office:value="191847" table:style-name="ce23">
            <text:p>191,847</text:p>
          </table:table-cell>
          <table:table-cell office:value-type="float" office:value="5.59" table:style-name="ce24">
            <text:p>5.59</text:p>
          </table:table-cell>
          <table:table-cell office:value-type="float" office:value="714913" table:style-name="ce23">
            <text:p>714,913</text:p>
          </table:table-cell>
          <table:table-cell office:value-type="float" office:value="373191" table:style-name="ce23">
            <text:p>373,191</text:p>
          </table:table-cell>
          <table:table-cell office:value-type="float" office:value="341722" table:style-name="ce23">
            <text:p>341,722</text:p>
          </table:table-cell>
          <table:table-cell office:value-type="float" office:value="10" table:style-name="ce24">
            <text:p>10.00</text:p>
          </table:table-cell>
          <table:table-cell office:value-type="float" office:value="785570" table:style-name="ce23">
            <text:p>785,570</text:p>
          </table:table-cell>
          <table:table-cell office:value-type="float" office:value="410480" table:style-name="ce23">
            <text:p>410,480</text:p>
          </table:table-cell>
          <table:table-cell office:value-type="float" office:value="375090" table:style-name="ce23">
            <text:p>375,090</text:p>
          </table:table-cell>
          <table:table-cell office:value-type="float" office:value="10.99" table:style-name="ce24">
            <text:p>10.99</text:p>
          </table:table-cell>
          <table:table-cell office:value-type="float" office:value="491444" table:style-name="ce23">
            <text:p>491,444</text:p>
          </table:table-cell>
          <table:table-cell office:value-type="float" office:value="257915" table:style-name="ce23">
            <text:p>257,915</text:p>
          </table:table-cell>
          <table:table-cell office:value-type="float" office:value="233529" table:style-name="ce23">
            <text:p>233,529</text:p>
          </table:table-cell>
          <table:table-cell office:value-type="float" office:value="6.87" table:style-name="ce24">
            <text:p>6.87</text:p>
          </table:table-cell>
          <table:table-cell office:value-type="float" office:value="5742984" table:style-name="ce23">
            <text:p>5,742,984</text:p>
          </table:table-cell>
          <table:table-cell office:value-type="float" office:value="2916284" table:style-name="ce23">
            <text:p>2,916,284</text:p>
          </table:table-cell>
          <table:table-cell office:value-type="float" office:value="2826700" table:style-name="ce23">
            <text:p>2,826,700</text:p>
          </table:table-cell>
          <table:table-cell office:value-type="float" office:value="80.34" table:style-name="ce24">
            <text:p>80.34</text:p>
          </table:table-cell>
          <table:table-cell office:value-type="float" office:value="1023589" table:style-name="ce23">
            <text:p>1,023,589</text:p>
          </table:table-cell>
          <table:table-cell office:value-type="float" office:value="474000" table:style-name="ce23">
            <text:p>474,000</text:p>
          </table:table-cell>
          <table:table-cell office:value-type="float" office:value="549589" table:style-name="ce23">
            <text:p>549,589</text:p>
          </table:table-cell>
          <table:table-cell office:value-type="float" office:value="14.32" table:style-name="ce22">
            <text:p>14.3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815" table:style-name="ce18">
            <text:p>457,815</text:p>
          </table:table-cell>
          <table:table-cell office:value-type="float" office:value="232010" table:style-name="ce18">
            <text:p>232,010</text:p>
          </table:table-cell>
          <table:table-cell office:value-type="float" office:value="225805" table:style-name="ce18">
            <text:p>225,805</text:p>
          </table:table-cell>
          <table:table-cell office:value-type="float" office:value="17659" table:style-name="ce18">
            <text:p>17,659</text:p>
          </table:table-cell>
          <table:table-cell office:value-type="float" office:value="9253" table:style-name="ce18">
            <text:p>9,253</text:p>
          </table:table-cell>
          <table:table-cell office:value-type="float" office:value="8406" table:style-name="ce18">
            <text:p>8,406</text:p>
          </table:table-cell>
          <table:table-cell office:value-type="float" office:value="3.86" table:style-name="ce19">
            <text:p>3.86</text:p>
          </table:table-cell>
          <table:table-cell office:value-type="float" office:value="24375" table:style-name="ce18">
            <text:p>24,375</text:p>
          </table:table-cell>
          <table:table-cell office:value-type="float" office:value="12695" table:style-name="ce18">
            <text:p>12,695</text:p>
          </table:table-cell>
          <table:table-cell office:value-type="float" office:value="11680" table:style-name="ce18">
            <text:p>11,680</text:p>
          </table:table-cell>
          <table:table-cell office:value-type="float" office:value="5.32" table:style-name="ce19">
            <text:p>5.32</text:p>
          </table:table-cell>
          <table:table-cell office:value-type="float" office:value="43744" table:style-name="ce18">
            <text:p>43,744</text:p>
          </table:table-cell>
          <table:table-cell office:value-type="float" office:value="22720" table:style-name="ce18">
            <text:p>22,720</text:p>
          </table:table-cell>
          <table:table-cell office:value-type="float" office:value="21024" table:style-name="ce18">
            <text:p>21,024</text:p>
          </table:table-cell>
          <table:table-cell office:value-type="float" office:value="9.5500000000000007" table:style-name="ce19">
            <text:p>9.55</text:p>
          </table:table-cell>
          <table:table-cell office:value-type="float" office:value="48147" table:style-name="ce18">
            <text:p>48,147</text:p>
          </table:table-cell>
          <table:table-cell office:value-type="float" office:value="25037" table:style-name="ce18">
            <text:p>25,037</text:p>
          </table:table-cell>
          <table:table-cell office:value-type="float" office:value="23110" table:style-name="ce18">
            <text:p>23,110</text:p>
          </table:table-cell>
          <table:table-cell office:value-type="float" office:value="10.52" table:style-name="ce19">
            <text:p>10.52</text:p>
          </table:table-cell>
          <table:table-cell office:value-type="float" office:value="30774" table:style-name="ce18">
            <text:p>30,774</text:p>
          </table:table-cell>
          <table:table-cell office:value-type="float" office:value="16093" table:style-name="ce18">
            <text:p>16,093</text:p>
          </table:table-cell>
          <table:table-cell office:value-type="float" office:value="14681" table:style-name="ce18">
            <text:p>14,681</text:p>
          </table:table-cell>
          <table:table-cell office:value-type="float" office:value="6.72" table:style-name="ce19">
            <text:p>6.72</text:p>
          </table:table-cell>
          <table:table-cell office:value-type="float" office:value="370130" table:style-name="ce18">
            <text:p>370,130</text:p>
          </table:table-cell>
          <table:table-cell office:value-type="float" office:value="186295" table:style-name="ce18">
            <text:p>186,295</text:p>
          </table:table-cell>
          <table:table-cell office:value-type="float" office:value="183835" table:style-name="ce18">
            <text:p>183,835</text:p>
          </table:table-cell>
          <table:table-cell office:value-type="float" office:value="80.849999999999994" table:style-name="ce19">
            <text:p>80.85</text:p>
          </table:table-cell>
          <table:table-cell office:value-type="float" office:value="66104" table:style-name="ce18">
            <text:p>66,104</text:p>
          </table:table-cell>
          <table:table-cell office:value-type="float" office:value="30854" table:style-name="ce18">
            <text:p>30,854</text:p>
          </table:table-cell>
          <table:table-cell office:value-type="float" office:value="35250" table:style-name="ce18">
            <text:p>35,250</text:p>
          </table:table-cell>
          <table:table-cell office:value-type="float" office:value="14.44" table:style-name="ce17">
            <text:p>14.4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3600" table:style-name="ce18">
            <text:p>543,600</text:p>
          </table:table-cell>
          <table:table-cell office:value-type="float" office:value="278146" table:style-name="ce18">
            <text:p>278,146</text:p>
          </table:table-cell>
          <table:table-cell office:value-type="float" office:value="265454" table:style-name="ce18">
            <text:p>265,454</text:p>
          </table:table-cell>
          <table:table-cell office:value-type="float" office:value="30391" table:style-name="ce18">
            <text:p>30,391</text:p>
          </table:table-cell>
          <table:table-cell office:value-type="float" office:value="15674" table:style-name="ce18">
            <text:p>15,674</text:p>
          </table:table-cell>
          <table:table-cell office:value-type="float" office:value="14717" table:style-name="ce18">
            <text:p>14,717</text:p>
          </table:table-cell>
          <table:table-cell office:value-type="float" office:value="5.59" table:style-name="ce19">
            <text:p>5.59</text:p>
          </table:table-cell>
          <table:table-cell office:value-type="float" office:value="41793" table:style-name="ce18">
            <text:p>41,793</text:p>
          </table:table-cell>
          <table:table-cell office:value-type="float" office:value="21676" table:style-name="ce18">
            <text:p>21,676</text:p>
          </table:table-cell>
          <table:table-cell office:value-type="float" office:value="20117" table:style-name="ce18">
            <text:p>20,117</text:p>
          </table:table-cell>
          <table:table-cell office:value-type="float" office:value="7.69" table:style-name="ce19">
            <text:p>7.69</text:p>
          </table:table-cell>
          <table:table-cell office:value-type="float" office:value="72406" table:style-name="ce18">
            <text:p>72,406</text:p>
          </table:table-cell>
          <table:table-cell office:value-type="float" office:value="37745" table:style-name="ce18">
            <text:p>37,745</text:p>
          </table:table-cell>
          <table:table-cell office:value-type="float" office:value="34661" table:style-name="ce18">
            <text:p>34,661</text:p>
          </table:table-cell>
          <table:table-cell office:value-type="float" office:value="13.32" table:style-name="ce19">
            <text:p>13.32</text:p>
          </table:table-cell>
          <table:table-cell office:value-type="float" office:value="78561" table:style-name="ce18">
            <text:p>78,561</text:p>
          </table:table-cell>
          <table:table-cell office:value-type="float" office:value="40932" table:style-name="ce18">
            <text:p>40,932</text:p>
          </table:table-cell>
          <table:table-cell office:value-type="float" office:value="37629" table:style-name="ce18">
            <text:p>37,629</text:p>
          </table:table-cell>
          <table:table-cell office:value-type="float" office:value="14.45" table:style-name="ce19">
            <text:p>14.45</text:p>
          </table:table-cell>
          <table:table-cell office:value-type="float" office:value="40547" table:style-name="ce18">
            <text:p>40,547</text:p>
          </table:table-cell>
          <table:table-cell office:value-type="float" office:value="21304" table:style-name="ce18">
            <text:p>21,304</text:p>
          </table:table-cell>
          <table:table-cell office:value-type="float" office:value="19243" table:style-name="ce18">
            <text:p>19,243</text:p>
          </table:table-cell>
          <table:table-cell office:value-type="float" office:value="7.46" table:style-name="ce19">
            <text:p>7.46</text:p>
          </table:table-cell>
          <table:table-cell office:value-type="float" office:value="415176" table:style-name="ce18">
            <text:p>415,176</text:p>
          </table:table-cell>
          <table:table-cell office:value-type="float" office:value="210998" table:style-name="ce18">
            <text:p>210,998</text:p>
          </table:table-cell>
          <table:table-cell office:value-type="float" office:value="204178" table:style-name="ce18">
            <text:p>204,178</text:p>
          </table:table-cell>
          <table:table-cell office:value-type="float" office:value="76.38" table:style-name="ce19">
            <text:p>76.38</text:p>
          </table:table-cell>
          <table:table-cell office:value-type="float" office:value="62693" table:style-name="ce18">
            <text:p>62,693</text:p>
          </table:table-cell>
          <table:table-cell office:value-type="float" office:value="30211" table:style-name="ce18">
            <text:p>30,211</text:p>
          </table:table-cell>
          <table:table-cell office:value-type="float" office:value="32482" table:style-name="ce18">
            <text:p>32,482</text:p>
          </table:table-cell>
          <table:table-cell office:value-type="float" office:value="11.53" table:style-name="ce17">
            <text:p>11.5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2133" table:style-name="ce18">
            <text:p>562,133</text:p>
          </table:table-cell>
          <table:table-cell office:value-type="float" office:value="289823" table:style-name="ce18">
            <text:p>289,823</text:p>
          </table:table-cell>
          <table:table-cell office:value-type="float" office:value="272310" table:style-name="ce18">
            <text:p>272,310</text:p>
          </table:table-cell>
          <table:table-cell office:value-type="float" office:value="26939" table:style-name="ce18">
            <text:p>26,939</text:p>
          </table:table-cell>
          <table:table-cell office:value-type="float" office:value="13921" table:style-name="ce18">
            <text:p>13,921</text:p>
          </table:table-cell>
          <table:table-cell office:value-type="float" office:value="13018" table:style-name="ce18">
            <text:p>13,018</text:p>
          </table:table-cell>
          <table:table-cell office:value-type="float" office:value="4.79" table:style-name="ce19">
            <text:p>4.79</text:p>
          </table:table-cell>
          <table:table-cell office:value-type="float" office:value="35463" table:style-name="ce18">
            <text:p>35,463</text:p>
          </table:table-cell>
          <table:table-cell office:value-type="float" office:value="18389" table:style-name="ce18">
            <text:p>18,389</text:p>
          </table:table-cell>
          <table:table-cell office:value-type="float" office:value="17074" table:style-name="ce18">
            <text:p>17,074</text:p>
          </table:table-cell>
          <table:table-cell office:value-type="float" office:value="6.31" table:style-name="ce19">
            <text:p>6.31</text:p>
          </table:table-cell>
          <table:table-cell office:value-type="float" office:value="60651" table:style-name="ce18">
            <text:p>60,651</text:p>
          </table:table-cell>
          <table:table-cell office:value-type="float" office:value="31619" table:style-name="ce18">
            <text:p>31,619</text:p>
          </table:table-cell>
          <table:table-cell office:value-type="float" office:value="29032" table:style-name="ce18">
            <text:p>29,032</text:p>
          </table:table-cell>
          <table:table-cell office:value-type="float" office:value="10.79" table:style-name="ce19">
            <text:p>10.79</text:p>
          </table:table-cell>
          <table:table-cell office:value-type="float" office:value="65987" table:style-name="ce18">
            <text:p>65,987</text:p>
          </table:table-cell>
          <table:table-cell office:value-type="float" office:value="34527" table:style-name="ce18">
            <text:p>34,527</text:p>
          </table:table-cell>
          <table:table-cell office:value-type="float" office:value="31460" table:style-name="ce18">
            <text:p>31,460</text:p>
          </table:table-cell>
          <table:table-cell office:value-type="float" office:value="11.74" table:style-name="ce19">
            <text:p>11.74</text:p>
          </table:table-cell>
          <table:table-cell office:value-type="float" office:value="37709" table:style-name="ce18">
            <text:p>37,709</text:p>
          </table:table-cell>
          <table:table-cell office:value-type="float" office:value="20013" table:style-name="ce18">
            <text:p>20,013</text:p>
          </table:table-cell>
          <table:table-cell office:value-type="float" office:value="17696" table:style-name="ce18">
            <text:p>17,696</text:p>
          </table:table-cell>
          <table:table-cell office:value-type="float" office:value="6.71" table:style-name="ce19">
            <text:p>6.71</text:p>
          </table:table-cell>
          <table:table-cell office:value-type="float" office:value="448583" table:style-name="ce18">
            <text:p>448,583</text:p>
          </table:table-cell>
          <table:table-cell office:value-type="float" office:value="230290" table:style-name="ce18">
            <text:p>230,290</text:p>
          </table:table-cell>
          <table:table-cell office:value-type="float" office:value="218293" table:style-name="ce18">
            <text:p>218,293</text:p>
          </table:table-cell>
          <table:table-cell office:value-type="float" office:value="79.8" table:style-name="ce19">
            <text:p>79.80</text:p>
          </table:table-cell>
          <table:table-cell office:value-type="float" office:value="81221" table:style-name="ce18">
            <text:p>81,221</text:p>
          </table:table-cell>
          <table:table-cell office:value-type="float" office:value="38655" table:style-name="ce18">
            <text:p>38,655</text:p>
          </table:table-cell>
          <table:table-cell office:value-type="float" office:value="42566" table:style-name="ce18">
            <text:p>42,566</text:p>
          </table:table-cell>
          <table:table-cell office:value-type="float" office:value="14.45" table:style-name="ce17">
            <text:p>14.45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923" table:style-name="ce18">
            <text:p>1,288,923</text:p>
          </table:table-cell>
          <table:table-cell office:value-type="float" office:value="658126" table:style-name="ce18">
            <text:p>658,126</text:p>
          </table:table-cell>
          <table:table-cell office:value-type="float" office:value="630797" table:style-name="ce18">
            <text:p>630,797</text:p>
          </table:table-cell>
          <table:table-cell office:value-type="float" office:value="58233" table:style-name="ce18">
            <text:p>58,233</text:p>
          </table:table-cell>
          <table:table-cell office:value-type="float" office:value="30281" table:style-name="ce18">
            <text:p>30,281</text:p>
          </table:table-cell>
          <table:table-cell office:value-type="float" office:value="27952" table:style-name="ce18">
            <text:p>27,952</text:p>
          </table:table-cell>
          <table:table-cell office:value-type="float" office:value="4.5199999999999996" table:style-name="ce19">
            <text:p>4.52</text:p>
          </table:table-cell>
          <table:table-cell office:value-type="float" office:value="77542" table:style-name="ce18">
            <text:p>77,542</text:p>
          </table:table-cell>
          <table:table-cell office:value-type="float" office:value="40362" table:style-name="ce18">
            <text:p>40,362</text:p>
          </table:table-cell>
          <table:table-cell office:value-type="float" office:value="37180" table:style-name="ce18">
            <text:p>37,180</text:p>
          </table:table-cell>
          <table:table-cell office:value-type="float" office:value="6.02" table:style-name="ce19">
            <text:p>6.02</text:p>
          </table:table-cell>
          <table:table-cell office:value-type="float" office:value="135594" table:style-name="ce18">
            <text:p>135,594</text:p>
          </table:table-cell>
          <table:table-cell office:value-type="float" office:value="70904" table:style-name="ce18">
            <text:p>70,904</text:p>
          </table:table-cell>
          <table:table-cell office:value-type="float" office:value="64690" table:style-name="ce18">
            <text:p>64,690</text:p>
          </table:table-cell>
          <table:table-cell office:value-type="float" office:value="10.52" table:style-name="ce19">
            <text:p>10.52</text:p>
          </table:table-cell>
          <table:table-cell office:value-type="float" office:value="148903" table:style-name="ce18">
            <text:p>148,903</text:p>
          </table:table-cell>
          <table:table-cell office:value-type="float" office:value="77909" table:style-name="ce18">
            <text:p>77,909</text:p>
          </table:table-cell>
          <table:table-cell office:value-type="float" office:value="70994" table:style-name="ce18">
            <text:p>70,994</text:p>
          </table:table-cell>
          <table:table-cell office:value-type="float" office:value="11.55" table:style-name="ce19">
            <text:p>11.55</text:p>
          </table:table-cell>
          <table:table-cell office:value-type="float" office:value="91548" table:style-name="ce18">
            <text:p>91,548</text:p>
          </table:table-cell>
          <table:table-cell office:value-type="float" office:value="48136" table:style-name="ce18">
            <text:p>48,136</text:p>
          </table:table-cell>
          <table:table-cell office:value-type="float" office:value="43412" table:style-name="ce18">
            <text:p>43,412</text:p>
          </table:table-cell>
          <table:table-cell office:value-type="float" office:value="7.1" table:style-name="ce19">
            <text:p>7.10</text:p>
          </table:table-cell>
          <table:table-cell office:value-type="float" office:value="1025410" table:style-name="ce18">
            <text:p>1,025,410</text:p>
          </table:table-cell>
          <table:table-cell office:value-type="float" office:value="520084" table:style-name="ce18">
            <text:p>520,084</text:p>
          </table:table-cell>
          <table:table-cell office:value-type="float" office:value="505326" table:style-name="ce18">
            <text:p>505,326</text:p>
          </table:table-cell>
          <table:table-cell office:value-type="float" office:value="79.56" table:style-name="ce19">
            <text:p>79.56</text:p>
          </table:table-cell>
          <table:table-cell office:value-type="float" office:value="178033" table:style-name="ce18">
            <text:p>178,033</text:p>
          </table:table-cell>
          <table:table-cell office:value-type="float" office:value="81773" table:style-name="ce18">
            <text:p>81,773</text:p>
          </table:table-cell>
          <table:table-cell office:value-type="float" office:value="96260" table:style-name="ce18">
            <text:p>96,260</text:p>
          </table:table-cell>
          <table:table-cell office:value-type="float" office:value="13.81" table:style-name="ce17">
            <text:p>13.8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7852" table:style-name="ce18">
            <text:p>507,852</text:p>
          </table:table-cell>
          <table:table-cell office:value-type="float" office:value="260459" table:style-name="ce18">
            <text:p>260,459</text:p>
          </table:table-cell>
          <table:table-cell office:value-type="float" office:value="247393" table:style-name="ce18">
            <text:p>247,393</text:p>
          </table:table-cell>
          <table:table-cell office:value-type="float" office:value="17269" table:style-name="ce18">
            <text:p>17,269</text:p>
          </table:table-cell>
          <table:table-cell office:value-type="float" office:value="8951" table:style-name="ce18">
            <text:p>8,951</text:p>
          </table:table-cell>
          <table:table-cell office:value-type="float" office:value="8318" table:style-name="ce18">
            <text:p>8,318</text:p>
          </table:table-cell>
          <table:table-cell office:value-type="float" office:value="3.4" table:style-name="ce19">
            <text:p>3.40</text:p>
          </table:table-cell>
          <table:table-cell office:value-type="float" office:value="23906" table:style-name="ce18">
            <text:p>23,906</text:p>
          </table:table-cell>
          <table:table-cell office:value-type="float" office:value="12434" table:style-name="ce18">
            <text:p>12,434</text:p>
          </table:table-cell>
          <table:table-cell office:value-type="float" office:value="11472" table:style-name="ce18">
            <text:p>11,472</text:p>
          </table:table-cell>
          <table:table-cell office:value-type="float" office:value="4.71" table:style-name="ce19">
            <text:p>4.71</text:p>
          </table:table-cell>
          <table:table-cell office:value-type="float" office:value="44468" table:style-name="ce18">
            <text:p>44,468</text:p>
          </table:table-cell>
          <table:table-cell office:value-type="float" office:value="23084" table:style-name="ce18">
            <text:p>23,084</text:p>
          </table:table-cell>
          <table:table-cell office:value-type="float" office:value="21384" table:style-name="ce18">
            <text:p>21,384</text:p>
          </table:table-cell>
          <table:table-cell office:value-type="float" office:value="8.76" table:style-name="ce19">
            <text:p>8.76</text:p>
          </table:table-cell>
          <table:table-cell office:value-type="float" office:value="49204" table:style-name="ce18">
            <text:p>49,204</text:p>
          </table:table-cell>
          <table:table-cell office:value-type="float" office:value="25541" table:style-name="ce18">
            <text:p>25,541</text:p>
          </table:table-cell>
          <table:table-cell office:value-type="float" office:value="23663" table:style-name="ce18">
            <text:p>23,663</text:p>
          </table:table-cell>
          <table:table-cell office:value-type="float" office:value="9.69" table:style-name="ce19">
            <text:p>9.69</text:p>
          </table:table-cell>
          <table:table-cell office:value-type="float" office:value="34220" table:style-name="ce18">
            <text:p>34,220</text:p>
          </table:table-cell>
          <table:table-cell office:value-type="float" office:value="17868" table:style-name="ce18">
            <text:p>17,868</text:p>
          </table:table-cell>
          <table:table-cell office:value-type="float" office:value="16352" table:style-name="ce18">
            <text:p>16,352</text:p>
          </table:table-cell>
          <table:table-cell office:value-type="float" office:value="6.74" table:style-name="ce19">
            <text:p>6.74</text:p>
          </table:table-cell>
          <table:table-cell office:value-type="float" office:value="415026" table:style-name="ce18">
            <text:p>415,026</text:p>
          </table:table-cell>
          <table:table-cell office:value-type="float" office:value="212307" table:style-name="ce18">
            <text:p>212,307</text:p>
          </table:table-cell>
          <table:table-cell office:value-type="float" office:value="202719" table:style-name="ce18">
            <text:p>202,719</text:p>
          </table:table-cell>
          <table:table-cell office:value-type="float" office:value="81.72" table:style-name="ce19">
            <text:p>81.72</text:p>
          </table:table-cell>
          <table:table-cell office:value-type="float" office:value="78340" table:style-name="ce18">
            <text:p>78,340</text:p>
          </table:table-cell>
          <table:table-cell office:value-type="float" office:value="36632" table:style-name="ce18">
            <text:p>36,632</text:p>
          </table:table-cell>
          <table:table-cell office:value-type="float" office:value="41708" table:style-name="ce18">
            <text:p>41,708</text:p>
          </table:table-cell>
          <table:table-cell office:value-type="float" office:value="15.43" table:style-name="ce17">
            <text:p>15.4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7752" table:style-name="ce18">
            <text:p>697,752</text:p>
          </table:table-cell>
          <table:table-cell office:value-type="float" office:value="362758" table:style-name="ce18">
            <text:p>362,758</text:p>
          </table:table-cell>
          <table:table-cell office:value-type="float" office:value="334994" table:style-name="ce18">
            <text:p>334,994</text:p>
          </table:table-cell>
          <table:table-cell office:value-type="float" office:value="25250" table:style-name="ce18">
            <text:p>25,250</text:p>
          </table:table-cell>
          <table:table-cell office:value-type="float" office:value="13075" table:style-name="ce18">
            <text:p>13,075</text:p>
          </table:table-cell>
          <table:table-cell office:value-type="float" office:value="12175" table:style-name="ce18">
            <text:p>12,175</text:p>
          </table:table-cell>
          <table:table-cell office:value-type="float" office:value="3.62" table:style-name="ce19">
            <text:p>3.62</text:p>
          </table:table-cell>
          <table:table-cell office:value-type="float" office:value="34713" table:style-name="ce18">
            <text:p>34,713</text:p>
          </table:table-cell>
          <table:table-cell office:value-type="float" office:value="18055" table:style-name="ce18">
            <text:p>18,055</text:p>
          </table:table-cell>
          <table:table-cell office:value-type="float" office:value="16658" table:style-name="ce18">
            <text:p>16,658</text:p>
          </table:table-cell>
          <table:table-cell office:value-type="float" office:value="4.97" table:style-name="ce19">
            <text:p>4.97</text:p>
          </table:table-cell>
          <table:table-cell office:value-type="float" office:value="64429" table:style-name="ce18">
            <text:p>64,429</text:p>
          </table:table-cell>
          <table:table-cell office:value-type="float" office:value="33753" table:style-name="ce18">
            <text:p>33,753</text:p>
          </table:table-cell>
          <table:table-cell office:value-type="float" office:value="30676" table:style-name="ce18">
            <text:p>30,676</text:p>
          </table:table-cell>
          <table:table-cell office:value-type="float" office:value="9.23" table:style-name="ce19">
            <text:p>9.23</text:p>
          </table:table-cell>
          <table:table-cell office:value-type="float" office:value="71422" table:style-name="ce18">
            <text:p>71,422</text:p>
          </table:table-cell>
          <table:table-cell office:value-type="float" office:value="37454" table:style-name="ce18">
            <text:p>37,454</text:p>
          </table:table-cell>
          <table:table-cell office:value-type="float" office:value="33968" table:style-name="ce18">
            <text:p>33,968</text:p>
          </table:table-cell>
          <table:table-cell office:value-type="float" office:value="10.24" table:style-name="ce19">
            <text:p>10.24</text:p>
          </table:table-cell>
          <table:table-cell office:value-type="float" office:value="48102" table:style-name="ce18">
            <text:p>48,102</text:p>
          </table:table-cell>
          <table:table-cell office:value-type="float" office:value="25293" table:style-name="ce18">
            <text:p>25,293</text:p>
          </table:table-cell>
          <table:table-cell office:value-type="float" office:value="22809" table:style-name="ce18">
            <text:p>22,809</text:p>
          </table:table-cell>
          <table:table-cell office:value-type="float" office:value="6.89" table:style-name="ce19">
            <text:p>6.89</text:p>
          </table:table-cell>
          <table:table-cell office:value-type="float" office:value="566497" table:style-name="ce18">
            <text:p>566,497</text:p>
          </table:table-cell>
          <table:table-cell office:value-type="float" office:value="293804" table:style-name="ce18">
            <text:p>293,804</text:p>
          </table:table-cell>
          <table:table-cell office:value-type="float" office:value="272693" table:style-name="ce18">
            <text:p>272,693</text:p>
          </table:table-cell>
          <table:table-cell office:value-type="float" office:value="81.19" table:style-name="ce19">
            <text:p>81.19</text:p>
          </table:table-cell>
          <table:table-cell office:value-type="float" office:value="116433" table:style-name="ce18">
            <text:p>116,433</text:p>
          </table:table-cell>
          <table:table-cell office:value-type="float" office:value="52790" table:style-name="ce18">
            <text:p>52,790</text:p>
          </table:table-cell>
          <table:table-cell office:value-type="float" office:value="63643" table:style-name="ce18">
            <text:p>63,643</text:p>
          </table:table-cell>
          <table:table-cell office:value-type="float" office:value="16.690000000000001" table:style-name="ce17">
            <text:p>16.6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8026" table:style-name="ce18">
            <text:p>518,026</text:p>
          </table:table-cell>
          <table:table-cell office:value-type="float" office:value="269686" table:style-name="ce18">
            <text:p>269,686</text:p>
          </table:table-cell>
          <table:table-cell office:value-type="float" office:value="248340" table:style-name="ce18">
            <text:p>248,340</text:p>
          </table:table-cell>
          <table:table-cell office:value-type="float" office:value="15388" table:style-name="ce18">
            <text:p>15,388</text:p>
          </table:table-cell>
          <table:table-cell office:value-type="float" office:value="8041" table:style-name="ce18">
            <text:p>8,041</text:p>
          </table:table-cell>
          <table:table-cell office:value-type="float" office:value="7347" table:style-name="ce18">
            <text:p>7,347</text:p>
          </table:table-cell>
          <table:table-cell office:value-type="float" office:value="2.97" table:style-name="ce19">
            <text:p>2.97</text:p>
          </table:table-cell>
          <table:table-cell office:value-type="float" office:value="21154" table:style-name="ce18">
            <text:p>21,154</text:p>
          </table:table-cell>
          <table:table-cell office:value-type="float" office:value="11073" table:style-name="ce18">
            <text:p>11,073</text:p>
          </table:table-cell>
          <table:table-cell office:value-type="float" office:value="10081" table:style-name="ce18">
            <text:p>10,081</text:p>
          </table:table-cell>
          <table:table-cell office:value-type="float" office:value="4.08" table:style-name="ce19">
            <text:p>4.08</text:p>
          </table:table-cell>
          <table:table-cell office:value-type="float" office:value="39717" table:style-name="ce18">
            <text:p>39,717</text:p>
          </table:table-cell>
          <table:table-cell office:value-type="float" office:value="20762" table:style-name="ce18">
            <text:p>20,762</text:p>
          </table:table-cell>
          <table:table-cell office:value-type="float" office:value="18955" table:style-name="ce18">
            <text:p>18,955</text:p>
          </table:table-cell>
          <table:table-cell office:value-type="float" office:value="7.67" table:style-name="ce19">
            <text:p>7.67</text:p>
          </table:table-cell>
          <table:table-cell office:value-type="float" office:value="44156" table:style-name="ce18">
            <text:p>44,156</text:p>
          </table:table-cell>
          <table:table-cell office:value-type="float" office:value="23102" table:style-name="ce18">
            <text:p>23,102</text:p>
          </table:table-cell>
          <table:table-cell office:value-type="float" office:value="21054" table:style-name="ce18">
            <text:p>21,054</text:p>
          </table:table-cell>
          <table:table-cell office:value-type="float" office:value="8.52" table:style-name="ce19">
            <text:p>8.52</text:p>
          </table:table-cell>
          <table:table-cell office:value-type="float" office:value="33282" table:style-name="ce18">
            <text:p>33,282</text:p>
          </table:table-cell>
          <table:table-cell office:value-type="float" office:value="17522" table:style-name="ce18">
            <text:p>17,522</text:p>
          </table:table-cell>
          <table:table-cell office:value-type="float" office:value="15760" table:style-name="ce18">
            <text:p>15,760</text:p>
          </table:table-cell>
          <table:table-cell office:value-type="float" office:value="6.42" table:style-name="ce19">
            <text:p>6.42</text:p>
          </table:table-cell>
          <table:table-cell office:value-type="float" office:value="430952" table:style-name="ce18">
            <text:p>430,952</text:p>
          </table:table-cell>
          <table:table-cell office:value-type="float" office:value="224061" table:style-name="ce18">
            <text:p>224,061</text:p>
          </table:table-cell>
          <table:table-cell office:value-type="float" office:value="206891" table:style-name="ce18">
            <text:p>206,891</text:p>
          </table:table-cell>
          <table:table-cell office:value-type="float" office:value="83.19" table:style-name="ce19">
            <text:p>83.19</text:p>
          </table:table-cell>
          <table:table-cell office:value-type="float" office:value="90652" table:style-name="ce18">
            <text:p>90,652</text:p>
          </table:table-cell>
          <table:table-cell office:value-type="float" office:value="41224" table:style-name="ce18">
            <text:p>41,224</text:p>
          </table:table-cell>
          <table:table-cell office:value-type="float" office:value="49428" table:style-name="ce18">
            <text:p>49,428</text:p>
          </table:table-cell>
          <table:table-cell office:value-type="float" office:value="17.5" table:style-name="ce17">
            <text:p>17.50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9339" table:style-name="ce18">
            <text:p>839,339</text:p>
          </table:table-cell>
          <table:table-cell office:value-type="float" office:value="429885" table:style-name="ce18">
            <text:p>429,885</text:p>
          </table:table-cell>
          <table:table-cell office:value-type="float" office:value="409454" table:style-name="ce18">
            <text:p>409,454</text:p>
          </table:table-cell>
          <table:table-cell office:value-type="float" office:value="27719" table:style-name="ce18">
            <text:p>27,719</text:p>
          </table:table-cell>
          <table:table-cell office:value-type="float" office:value="14434" table:style-name="ce18">
            <text:p>14,434</text:p>
          </table:table-cell>
          <table:table-cell office:value-type="float" office:value="13285" table:style-name="ce18">
            <text:p>13,285</text:p>
          </table:table-cell>
          <table:table-cell office:value-type="float" office:value="3.3" table:style-name="ce19">
            <text:p>3.30</text:p>
          </table:table-cell>
          <table:table-cell office:value-type="float" office:value="38266" table:style-name="ce18">
            <text:p>38,266</text:p>
          </table:table-cell>
          <table:table-cell office:value-type="float" office:value="20003" table:style-name="ce18">
            <text:p>20,003</text:p>
          </table:table-cell>
          <table:table-cell office:value-type="float" office:value="18263" table:style-name="ce18">
            <text:p>18,263</text:p>
          </table:table-cell>
          <table:table-cell office:value-type="float" office:value="4.5599999999999996" table:style-name="ce19">
            <text:p>4.56</text:p>
          </table:table-cell>
          <table:table-cell office:value-type="float" office:value="71342" table:style-name="ce18">
            <text:p>71,342</text:p>
          </table:table-cell>
          <table:table-cell office:value-type="float" office:value="37311" table:style-name="ce18">
            <text:p>37,311</text:p>
          </table:table-cell>
          <table:table-cell office:value-type="float" office:value="34031" table:style-name="ce18">
            <text:p>34,031</text:p>
          </table:table-cell>
          <table:table-cell office:value-type="float" office:value="8.5" table:style-name="ce19">
            <text:p>8.50</text:p>
          </table:table-cell>
          <table:table-cell office:value-type="float" office:value="79017" table:style-name="ce18">
            <text:p>79,017</text:p>
          </table:table-cell>
          <table:table-cell office:value-type="float" office:value="41340" table:style-name="ce18">
            <text:p>41,340</text:p>
          </table:table-cell>
          <table:table-cell office:value-type="float" office:value="37677" table:style-name="ce18">
            <text:p>37,677</text:p>
          </table:table-cell>
          <table:table-cell office:value-type="float" office:value="9.41" table:style-name="ce19">
            <text:p>9.41</text:p>
          </table:table-cell>
          <table:table-cell office:value-type="float" office:value="54303" table:style-name="ce18">
            <text:p>54,303</text:p>
          </table:table-cell>
          <table:table-cell office:value-type="float" office:value="28363" table:style-name="ce18">
            <text:p>28,363</text:p>
          </table:table-cell>
          <table:table-cell office:value-type="float" office:value="25940" table:style-name="ce18">
            <text:p>25,940</text:p>
          </table:table-cell>
          <table:table-cell office:value-type="float" office:value="6.47" table:style-name="ce19">
            <text:p>6.47</text:p>
          </table:table-cell>
          <table:table-cell office:value-type="float" office:value="690052" table:style-name="ce18">
            <text:p>690,052</text:p>
          </table:table-cell>
          <table:table-cell office:value-type="float" office:value="351802" table:style-name="ce18">
            <text:p>351,802</text:p>
          </table:table-cell>
          <table:table-cell office:value-type="float" office:value="338250" table:style-name="ce18">
            <text:p>338,250</text:p>
          </table:table-cell>
          <table:table-cell office:value-type="float" office:value="82.21" table:style-name="ce19">
            <text:p>82.21</text:p>
          </table:table-cell>
          <table:table-cell office:value-type="float" office:value="123673" table:style-name="ce18">
            <text:p>123,673</text:p>
          </table:table-cell>
          <table:table-cell office:value-type="float" office:value="58434" table:style-name="ce18">
            <text:p>58,434</text:p>
          </table:table-cell>
          <table:table-cell office:value-type="float" office:value="65239" table:style-name="ce18">
            <text:p>65,239</text:p>
          </table:table-cell>
          <table:table-cell office:value-type="float" office:value="14.73" table:style-name="ce17">
            <text:p>14.7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817" table:style-name="ce18">
            <text:p>221,817</text:p>
          </table:table-cell>
          <table:table-cell office:value-type="float" office:value="114827" table:style-name="ce18">
            <text:p>114,827</text:p>
          </table:table-cell>
          <table:table-cell office:value-type="float" office:value="106990" table:style-name="ce18">
            <text:p>106,990</text:p>
          </table:table-cell>
          <table:table-cell office:value-type="float" office:value="8313" table:style-name="ce18">
            <text:p>8,313</text:p>
          </table:table-cell>
          <table:table-cell office:value-type="float" office:value="4329" table:style-name="ce18">
            <text:p>4,329</text:p>
          </table:table-cell>
          <table:table-cell office:value-type="float" office:value="3984" table:style-name="ce18">
            <text:p>3,984</text:p>
          </table:table-cell>
          <table:table-cell office:value-type="float" office:value="3.75" table:style-name="ce19">
            <text:p>3.75</text:p>
          </table:table-cell>
          <table:table-cell office:value-type="float" office:value="11489" table:style-name="ce18">
            <text:p>11,489</text:p>
          </table:table-cell>
          <table:table-cell office:value-type="float" office:value="5931" table:style-name="ce18">
            <text:p>5,931</text:p>
          </table:table-cell>
          <table:table-cell office:value-type="float" office:value="5558" table:style-name="ce18">
            <text:p>5,558</text:p>
          </table:table-cell>
          <table:table-cell office:value-type="float" office:value="5.18" table:style-name="ce19">
            <text:p>5.18</text:p>
          </table:table-cell>
          <table:table-cell office:value-type="float" office:value="21022" table:style-name="ce18">
            <text:p>21,022</text:p>
          </table:table-cell>
          <table:table-cell office:value-type="float" office:value="10994" table:style-name="ce18">
            <text:p>10,994</text:p>
          </table:table-cell>
          <table:table-cell office:value-type="float" office:value="10028" table:style-name="ce18">
            <text:p>10,028</text:p>
          </table:table-cell>
          <table:table-cell office:value-type="float" office:value="9.48" table:style-name="ce19">
            <text:p>9.48</text:p>
          </table:table-cell>
          <table:table-cell office:value-type="float" office:value="23125" table:style-name="ce18">
            <text:p>23,125</text:p>
          </table:table-cell>
          <table:table-cell office:value-type="float" office:value="12114" table:style-name="ce18">
            <text:p>12,114</text:p>
          </table:table-cell>
          <table:table-cell office:value-type="float" office:value="11011" table:style-name="ce18">
            <text:p>11,011</text:p>
          </table:table-cell>
          <table:table-cell office:value-type="float" office:value="10.43" table:style-name="ce19">
            <text:p>10.43</text:p>
          </table:table-cell>
          <table:table-cell office:value-type="float" office:value="14933" table:style-name="ce18">
            <text:p>14,933</text:p>
          </table:table-cell>
          <table:table-cell office:value-type="float" office:value="7775" table:style-name="ce18">
            <text:p>7,775</text:p>
          </table:table-cell>
          <table:table-cell office:value-type="float" office:value="7158" table:style-name="ce18">
            <text:p>7,158</text:p>
          </table:table-cell>
          <table:table-cell office:value-type="float" office:value="6.73" table:style-name="ce19">
            <text:p>6.73</text:p>
          </table:table-cell>
          <table:table-cell office:value-type="float" office:value="179689" table:style-name="ce18">
            <text:p>179,689</text:p>
          </table:table-cell>
          <table:table-cell office:value-type="float" office:value="92903" table:style-name="ce18">
            <text:p>92,903</text:p>
          </table:table-cell>
          <table:table-cell office:value-type="float" office:value="86786" table:style-name="ce18">
            <text:p>86,786</text:p>
          </table:table-cell>
          <table:table-cell office:value-type="float" office:value="81.010000000000005" table:style-name="ce19">
            <text:p>81.01</text:p>
          </table:table-cell>
          <table:table-cell office:value-type="float" office:value="32516" table:style-name="ce18">
            <text:p>32,516</text:p>
          </table:table-cell>
          <table:table-cell office:value-type="float" office:value="15068" table:style-name="ce18">
            <text:p>15,068</text:p>
          </table:table-cell>
          <table:table-cell office:value-type="float" office:value="17448" table:style-name="ce18">
            <text:p>17,448</text:p>
          </table:table-cell>
          <table:table-cell office:value-type="float" office:value="14.66" table:style-name="ce17">
            <text:p>14.6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498" table:style-name="ce18">
            <text:p>331,498</text:p>
          </table:table-cell>
          <table:table-cell office:value-type="float" office:value="168902" table:style-name="ce18">
            <text:p>168,902</text:p>
          </table:table-cell>
          <table:table-cell office:value-type="float" office:value="162596" table:style-name="ce18">
            <text:p>162,596</text:p>
          </table:table-cell>
          <table:table-cell office:value-type="float" office:value="13284" table:style-name="ce18">
            <text:p>13,284</text:p>
          </table:table-cell>
          <table:table-cell office:value-type="float" office:value="6936" table:style-name="ce18">
            <text:p>6,936</text:p>
          </table:table-cell>
          <table:table-cell office:value-type="float" office:value="6348" table:style-name="ce18">
            <text:p>6,348</text:p>
          </table:table-cell>
          <table:table-cell office:value-type="float" office:value="4.01" table:style-name="ce19">
            <text:p>4.01</text:p>
          </table:table-cell>
          <table:table-cell office:value-type="float" office:value="18120" table:style-name="ce18">
            <text:p>18,120</text:p>
          </table:table-cell>
          <table:table-cell office:value-type="float" office:value="9482" table:style-name="ce18">
            <text:p>9,482</text:p>
          </table:table-cell>
          <table:table-cell office:value-type="float" office:value="8638" table:style-name="ce18">
            <text:p>8,638</text:p>
          </table:table-cell>
          <table:table-cell office:value-type="float" office:value="5.47" table:style-name="ce19">
            <text:p>5.47</text:p>
          </table:table-cell>
          <table:table-cell office:value-type="float" office:value="31878" table:style-name="ce18">
            <text:p>31,878</text:p>
          </table:table-cell>
          <table:table-cell office:value-type="float" office:value="16686" table:style-name="ce18">
            <text:p>16,686</text:p>
          </table:table-cell>
          <table:table-cell office:value-type="float" office:value="15192" table:style-name="ce18">
            <text:p>15,192</text:p>
          </table:table-cell>
          <table:table-cell office:value-type="float" office:value="9.6199999999999992" table:style-name="ce19">
            <text:p>9.62</text:p>
          </table:table-cell>
          <table:table-cell office:value-type="float" office:value="35014" table:style-name="ce18">
            <text:p>35,014</text:p>
          </table:table-cell>
          <table:table-cell office:value-type="float" office:value="18342" table:style-name="ce18">
            <text:p>18,342</text:p>
          </table:table-cell>
          <table:table-cell office:value-type="float" office:value="16672" table:style-name="ce18">
            <text:p>16,672</text:p>
          </table:table-cell>
          <table:table-cell office:value-type="float" office:value="10.56" table:style-name="ce19">
            <text:p>10.56</text:p>
          </table:table-cell>
          <table:table-cell office:value-type="float" office:value="21919" table:style-name="ce18">
            <text:p>21,919</text:p>
          </table:table-cell>
          <table:table-cell office:value-type="float" office:value="11517" table:style-name="ce18">
            <text:p>11,517</text:p>
          </table:table-cell>
          <table:table-cell office:value-type="float" office:value="10402" table:style-name="ce18">
            <text:p>10,402</text:p>
          </table:table-cell>
          <table:table-cell office:value-type="float" office:value="6.61" table:style-name="ce19">
            <text:p>6.61</text:p>
          </table:table-cell>
          <table:table-cell office:value-type="float" office:value="268394" table:style-name="ce18">
            <text:p>268,394</text:p>
          </table:table-cell>
          <table:table-cell office:value-type="float" office:value="135850" table:style-name="ce18">
            <text:p>135,850</text:p>
          </table:table-cell>
          <table:table-cell office:value-type="float" office:value="132544" table:style-name="ce18">
            <text:p>132,544</text:p>
          </table:table-cell>
          <table:table-cell office:value-type="float" office:value="80.959999999999994" table:style-name="ce19">
            <text:p>80.96</text:p>
          </table:table-cell>
          <table:table-cell office:value-type="float" office:value="47305" table:style-name="ce18">
            <text:p>47,305</text:p>
          </table:table-cell>
          <table:table-cell office:value-type="float" office:value="22044" table:style-name="ce18">
            <text:p>22,044</text:p>
          </table:table-cell>
          <table:table-cell office:value-type="float" office:value="25261" table:style-name="ce18">
            <text:p>25,261</text:p>
          </table:table-cell>
          <table:table-cell office:value-type="float" office:value="14.27" table:style-name="ce17">
            <text:p>14.2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69" table:style-name="ce18">
            <text:p>102,369</text:p>
          </table:table-cell>
          <table:table-cell office:value-type="float" office:value="52793" table:style-name="ce18">
            <text:p>52,793</text:p>
          </table:table-cell>
          <table:table-cell office:value-type="float" office:value="49576" table:style-name="ce18">
            <text:p>49,576</text:p>
          </table:table-cell>
          <table:table-cell office:value-type="float" office:value="4265" table:style-name="ce18">
            <text:p>4,265</text:p>
          </table:table-cell>
          <table:table-cell office:value-type="float" office:value="2256" table:style-name="ce18">
            <text:p>2,256</text:p>
          </table:table-cell>
          <table:table-cell office:value-type="float" office:value="2009" table:style-name="ce18">
            <text:p>2,009</text:p>
          </table:table-cell>
          <table:table-cell office:value-type="float" office:value="4.17" table:style-name="ce19">
            <text:p>4.17</text:p>
          </table:table-cell>
          <table:table-cell office:value-type="float" office:value="5440" table:style-name="ce18">
            <text:p>5,440</text:p>
          </table:table-cell>
          <table:table-cell office:value-type="float" office:value="2849" table:style-name="ce18">
            <text:p>2,849</text:p>
          </table:table-cell>
          <table:table-cell office:value-type="float" office:value="2591" table:style-name="ce18">
            <text:p>2,591</text:p>
          </table:table-cell>
          <table:table-cell office:value-type="float" office:value="5.31" table:style-name="ce19">
            <text:p>5.31</text:p>
          </table:table-cell>
          <table:table-cell office:value-type="float" office:value="8902" table:style-name="ce18">
            <text:p>8,902</text:p>
          </table:table-cell>
          <table:table-cell office:value-type="float" office:value="4634" table:style-name="ce18">
            <text:p>4,634</text:p>
          </table:table-cell>
          <table:table-cell office:value-type="float" office:value="4268" table:style-name="ce18">
            <text:p>4,268</text:p>
          </table:table-cell>
          <table:table-cell office:value-type="float" office:value="8.6999999999999993" table:style-name="ce19">
            <text:p>8.70</text:p>
          </table:table-cell>
          <table:table-cell office:value-type="float" office:value="9727" table:style-name="ce18">
            <text:p>9,727</text:p>
          </table:table-cell>
          <table:table-cell office:value-type="float" office:value="5090" table:style-name="ce18">
            <text:p>5,090</text:p>
          </table:table-cell>
          <table:table-cell office:value-type="float" office:value="4637" table:style-name="ce18">
            <text:p>4,637</text:p>
          </table:table-cell>
          <table:table-cell office:value-type="float" office:value="9.5" table:style-name="ce19">
            <text:p>9.50</text:p>
          </table:table-cell>
          <table:table-cell office:value-type="float" office:value="5846" table:style-name="ce18">
            <text:p>5,846</text:p>
          </table:table-cell>
          <table:table-cell office:value-type="float" office:value="3103" table:style-name="ce18">
            <text:p>3,103</text:p>
          </table:table-cell>
          <table:table-cell office:value-type="float" office:value="2743" table:style-name="ce18">
            <text:p>2,743</text:p>
          </table:table-cell>
          <table:table-cell office:value-type="float" office:value="5.71" table:style-name="ce19">
            <text:p>5.71</text:p>
          </table:table-cell>
          <table:table-cell office:value-type="float" office:value="84568" table:style-name="ce18">
            <text:p>84,568</text:p>
          </table:table-cell>
          <table:table-cell office:value-type="float" office:value="43454" table:style-name="ce18">
            <text:p>43,454</text:p>
          </table:table-cell>
          <table:table-cell office:value-type="float" office:value="41114" table:style-name="ce18">
            <text:p>41,114</text:p>
          </table:table-cell>
          <table:table-cell office:value-type="float" office:value="82.61" table:style-name="ce19">
            <text:p>82.61</text:p>
          </table:table-cell>
          <table:table-cell office:value-type="float" office:value="15193" table:style-name="ce18">
            <text:p>15,193</text:p>
          </table:table-cell>
          <table:table-cell office:value-type="float" office:value="7019" table:style-name="ce18">
            <text:p>7,019</text:p>
          </table:table-cell>
          <table:table-cell office:value-type="float" office:value="8174" table:style-name="ce18">
            <text:p>8,174</text:p>
          </table:table-cell>
          <table:table-cell office:value-type="float" office:value="14.84" table:style-name="ce17">
            <text:p>14.84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37" table:style-name="ce18">
            <text:p>372,037</text:p>
          </table:table-cell>
          <table:table-cell office:value-type="float" office:value="186805" table:style-name="ce18">
            <text:p>186,805</text:p>
          </table:table-cell>
          <table:table-cell office:value-type="float" office:value="185232" table:style-name="ce18">
            <text:p>185,232</text:p>
          </table:table-cell>
          <table:table-cell office:value-type="float" office:value="11591" table:style-name="ce18">
            <text:p>11,591</text:p>
          </table:table-cell>
          <table:table-cell office:value-type="float" office:value="6023" table:style-name="ce18">
            <text:p>6,023</text:p>
          </table:table-cell>
          <table:table-cell office:value-type="float" office:value="5568" table:style-name="ce18">
            <text:p>5,568</text:p>
          </table:table-cell>
          <table:table-cell office:value-type="float" office:value="3.12" table:style-name="ce19">
            <text:p>3.12</text:p>
          </table:table-cell>
          <table:table-cell office:value-type="float" office:value="16271" table:style-name="ce18">
            <text:p>16,271</text:p>
          </table:table-cell>
          <table:table-cell office:value-type="float" office:value="8440" table:style-name="ce18">
            <text:p>8,440</text:p>
          </table:table-cell>
          <table:table-cell office:value-type="float" office:value="7831" table:style-name="ce18">
            <text:p>7,831</text:p>
          </table:table-cell>
          <table:table-cell office:value-type="float" office:value="4.37" table:style-name="ce19">
            <text:p>4.37</text:p>
          </table:table-cell>
          <table:table-cell office:value-type="float" office:value="30681" table:style-name="ce18">
            <text:p>30,681</text:p>
          </table:table-cell>
          <table:table-cell office:value-type="float" office:value="15938" table:style-name="ce18">
            <text:p>15,938</text:p>
          </table:table-cell>
          <table:table-cell office:value-type="float" office:value="14743" table:style-name="ce18">
            <text:p>14,743</text:p>
          </table:table-cell>
          <table:table-cell office:value-type="float" office:value="8.25" table:style-name="ce19">
            <text:p>8.25</text:p>
          </table:table-cell>
          <table:table-cell office:value-type="float" office:value="33916" table:style-name="ce18">
            <text:p>33,916</text:p>
          </table:table-cell>
          <table:table-cell office:value-type="float" office:value="17682" table:style-name="ce18">
            <text:p>17,682</text:p>
          </table:table-cell>
          <table:table-cell office:value-type="float" office:value="16234" table:style-name="ce18">
            <text:p>16,234</text:p>
          </table:table-cell>
          <table:table-cell office:value-type="float" office:value="9.1199999999999992" table:style-name="ce19">
            <text:p>9.12</text:p>
          </table:table-cell>
          <table:table-cell office:value-type="float" office:value="24037" table:style-name="ce18">
            <text:p>24,037</text:p>
          </table:table-cell>
          <table:table-cell office:value-type="float" office:value="12569" table:style-name="ce18">
            <text:p>12,569</text:p>
          </table:table-cell>
          <table:table-cell office:value-type="float" office:value="11468" table:style-name="ce18">
            <text:p>11,468</text:p>
          </table:table-cell>
          <table:table-cell office:value-type="float" office:value="6.46" table:style-name="ce19">
            <text:p>6.46</text:p>
          </table:table-cell>
          <table:table-cell office:value-type="float" office:value="307192" table:style-name="ce18">
            <text:p>307,192</text:p>
          </table:table-cell>
          <table:table-cell office:value-type="float" office:value="152975" table:style-name="ce18">
            <text:p>152,975</text:p>
          </table:table-cell>
          <table:table-cell office:value-type="float" office:value="154217" table:style-name="ce18">
            <text:p>154,217</text:p>
          </table:table-cell>
          <table:table-cell office:value-type="float" office:value="82.57" table:style-name="ce19">
            <text:p>82.57</text:p>
          </table:table-cell>
          <table:table-cell office:value-type="float" office:value="49984" table:style-name="ce18">
            <text:p>49,984</text:p>
          </table:table-cell>
          <table:table-cell office:value-type="float" office:value="22872" table:style-name="ce18">
            <text:p>22,872</text:p>
          </table:table-cell>
          <table:table-cell office:value-type="float" office:value="27112" table:style-name="ce18">
            <text:p>27,112</text:p>
          </table:table-cell>
          <table:table-cell office:value-type="float" office:value="13.44" table:style-name="ce17">
            <text:p>13.4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674" table:style-name="ce18">
            <text:p>434,674</text:p>
          </table:table-cell>
          <table:table-cell office:value-type="float" office:value="215046" table:style-name="ce18">
            <text:p>215,046</text:p>
          </table:table-cell>
          <table:table-cell office:value-type="float" office:value="219628" table:style-name="ce18">
            <text:p>219,628</text:p>
          </table:table-cell>
          <table:table-cell office:value-type="float" office:value="26074" table:style-name="ce18">
            <text:p>26,074</text:p>
          </table:table-cell>
          <table:table-cell office:value-type="float" office:value="13540" table:style-name="ce18">
            <text:p>13,540</text:p>
          </table:table-cell>
          <table:table-cell office:value-type="float" office:value="12534" table:style-name="ce18">
            <text:p>12,534</text:p>
          </table:table-cell>
          <table:table-cell office:value-type="float" office:value="6" table:style-name="ce19">
            <text:p>6.00</text:p>
          </table:table-cell>
          <table:table-cell office:value-type="float" office:value="35595" table:style-name="ce18">
            <text:p>35,595</text:p>
          </table:table-cell>
          <table:table-cell office:value-type="float" office:value="18479" table:style-name="ce18">
            <text:p>18,479</text:p>
          </table:table-cell>
          <table:table-cell office:value-type="float" office:value="17116" table:style-name="ce18">
            <text:p>17,116</text:p>
          </table:table-cell>
          <table:table-cell office:value-type="float" office:value="8.19" table:style-name="ce19">
            <text:p>8.19</text:p>
          </table:table-cell>
          <table:table-cell office:value-type="float" office:value="60722" table:style-name="ce18">
            <text:p>60,722</text:p>
          </table:table-cell>
          <table:table-cell office:value-type="float" office:value="31690" table:style-name="ce18">
            <text:p>31,690</text:p>
          </table:table-cell>
          <table:table-cell office:value-type="float" office:value="29032" table:style-name="ce18">
            <text:p>29,032</text:p>
          </table:table-cell>
          <table:table-cell office:value-type="float" office:value="13.97" table:style-name="ce19">
            <text:p>13.97</text:p>
          </table:table-cell>
          <table:table-cell office:value-type="float" office:value="65736" table:style-name="ce18">
            <text:p>65,736</text:p>
          </table:table-cell>
          <table:table-cell office:value-type="float" office:value="34319" table:style-name="ce18">
            <text:p>34,319</text:p>
          </table:table-cell>
          <table:table-cell office:value-type="float" office:value="31417" table:style-name="ce18">
            <text:p>31,417</text:p>
          </table:table-cell>
          <table:table-cell office:value-type="float" office:value="15.12" table:style-name="ce19">
            <text:p>15.12</text:p>
          </table:table-cell>
          <table:table-cell office:value-type="float" office:value="32477" table:style-name="ce18">
            <text:p>32,477</text:p>
          </table:table-cell>
          <table:table-cell office:value-type="float" office:value="16975" table:style-name="ce18">
            <text:p>16,975</text:p>
          </table:table-cell>
          <table:table-cell office:value-type="float" office:value="15502" table:style-name="ce18">
            <text:p>15,502</text:p>
          </table:table-cell>
          <table:table-cell office:value-type="float" office:value="7.47" table:style-name="ce19">
            <text:p>7.47</text:p>
          </table:table-cell>
          <table:table-cell office:value-type="float" office:value="329887" table:style-name="ce18">
            <text:p>329,887</text:p>
          </table:table-cell>
          <table:table-cell office:value-type="float" office:value="160396" table:style-name="ce18">
            <text:p>160,396</text:p>
          </table:table-cell>
          <table:table-cell office:value-type="float" office:value="169491" table:style-name="ce18">
            <text:p>169,491</text:p>
          </table:table-cell>
          <table:table-cell office:value-type="float" office:value="75.89" table:style-name="ce19">
            <text:p>75.89</text:p>
          </table:table-cell>
          <table:table-cell office:value-type="float" office:value="46394" table:style-name="ce18">
            <text:p>46,394</text:p>
          </table:table-cell>
          <table:table-cell office:value-type="float" office:value="20856" table:style-name="ce18">
            <text:p>20,856</text:p>
          </table:table-cell>
          <table:table-cell office:value-type="float" office:value="25538" table:style-name="ce18">
            <text:p>25,538</text:p>
          </table:table-cell>
          <table:table-cell office:value-type="float" office:value="10.67" table:style-name="ce17">
            <text:p>10.6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463" table:style-name="ce18">
            <text:p>270,463</text:p>
          </table:table-cell>
          <table:table-cell office:value-type="float" office:value="131828" table:style-name="ce18">
            <text:p>131,828</text:p>
          </table:table-cell>
          <table:table-cell office:value-type="float" office:value="138635" table:style-name="ce18">
            <text:p>138,635</text:p>
          </table:table-cell>
          <table:table-cell office:value-type="float" office:value="11179" table:style-name="ce18">
            <text:p>11,179</text:p>
          </table:table-cell>
          <table:table-cell office:value-type="float" office:value="5822" table:style-name="ce18">
            <text:p>5,822</text:p>
          </table:table-cell>
          <table:table-cell office:value-type="float" office:value="5357" table:style-name="ce18">
            <text:p>5,357</text:p>
          </table:table-cell>
          <table:table-cell office:value-type="float" office:value="4.13" table:style-name="ce19">
            <text:p>4.13</text:p>
          </table:table-cell>
          <table:table-cell office:value-type="float" office:value="15759" table:style-name="ce18">
            <text:p>15,759</text:p>
          </table:table-cell>
          <table:table-cell office:value-type="float" office:value="8171" table:style-name="ce18">
            <text:p>8,171</text:p>
          </table:table-cell>
          <table:table-cell office:value-type="float" office:value="7588" table:style-name="ce18">
            <text:p>7,588</text:p>
          </table:table-cell>
          <table:table-cell office:value-type="float" office:value="5.83" table:style-name="ce19">
            <text:p>5.83</text:p>
          </table:table-cell>
          <table:table-cell office:value-type="float" office:value="29357" table:style-name="ce18">
            <text:p>29,357</text:p>
          </table:table-cell>
          <table:table-cell office:value-type="float" office:value="15351" table:style-name="ce18">
            <text:p>15,351</text:p>
          </table:table-cell>
          <table:table-cell office:value-type="float" office:value="14006" table:style-name="ce18">
            <text:p>14,006</text:p>
          </table:table-cell>
          <table:table-cell office:value-type="float" office:value="10.85" table:style-name="ce19">
            <text:p>10.85</text:p>
          </table:table-cell>
          <table:table-cell office:value-type="float" office:value="32655" table:style-name="ce18">
            <text:p>32,655</text:p>
          </table:table-cell>
          <table:table-cell office:value-type="float" office:value="17091" table:style-name="ce18">
            <text:p>17,091</text:p>
          </table:table-cell>
          <table:table-cell office:value-type="float" office:value="15564" table:style-name="ce18">
            <text:p>15,564</text:p>
          </table:table-cell>
          <table:table-cell office:value-type="float" office:value="12.07" table:style-name="ce19">
            <text:p>12.07</text:p>
          </table:table-cell>
          <table:table-cell office:value-type="float" office:value="21747" table:style-name="ce18">
            <text:p>21,747</text:p>
          </table:table-cell>
          <table:table-cell office:value-type="float" office:value="11384" table:style-name="ce18">
            <text:p>11,384</text:p>
          </table:table-cell>
          <table:table-cell office:value-type="float" office:value="10363" table:style-name="ce18">
            <text:p>10,363</text:p>
          </table:table-cell>
          <table:table-cell office:value-type="float" office:value="8.0399999999999991" table:style-name="ce19">
            <text:p>8.04</text:p>
          </table:table-cell>
          <table:table-cell office:value-type="float" office:value="211428" table:style-name="ce18">
            <text:p>211,428</text:p>
          </table:table-cell>
          <table:table-cell office:value-type="float" office:value="101065" table:style-name="ce18">
            <text:p>101,065</text:p>
          </table:table-cell>
          <table:table-cell office:value-type="float" office:value="110363" table:style-name="ce18">
            <text:p>110,363</text:p>
          </table:table-cell>
          <table:table-cell office:value-type="float" office:value="78.17" table:style-name="ce19">
            <text:p>78.17</text:p>
          </table:table-cell>
          <table:table-cell office:value-type="float" office:value="35048" table:style-name="ce18">
            <text:p>35,048</text:p>
          </table:table-cell>
          <table:table-cell office:value-type="float" office:value="15568" table:style-name="ce18">
            <text:p>15,568</text:p>
          </table:table-cell>
          <table:table-cell office:value-type="float" office:value="19480" table:style-name="ce18">
            <text:p>19,480</text:p>
          </table:table-cell>
          <table:table-cell office:value-type="float" office:value="12.96" table:style-name="ce17">
            <text:p>12.96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608" table:style-name="ce18">
            <text:p>145,608</text:p>
          </table:table-cell>
          <table:table-cell office:value-type="float" office:value="73840" table:style-name="ce18">
            <text:p>73,840</text:p>
          </table:table-cell>
          <table:table-cell office:value-type="float" office:value="71768" table:style-name="ce18">
            <text:p>71,768</text:p>
          </table:table-cell>
          <table:table-cell office:value-type="float" office:value="6745" table:style-name="ce18">
            <text:p>6,745</text:p>
          </table:table-cell>
          <table:table-cell office:value-type="float" office:value="3515" table:style-name="ce18">
            <text:p>3,515</text:p>
          </table:table-cell>
          <table:table-cell office:value-type="float" office:value="3230" table:style-name="ce18">
            <text:p>3,230</text:p>
          </table:table-cell>
          <table:table-cell office:value-type="float" office:value="4.63" table:style-name="ce19">
            <text:p>4.63</text:p>
          </table:table-cell>
          <table:table-cell office:value-type="float" office:value="8397" table:style-name="ce18">
            <text:p>8,397</text:p>
          </table:table-cell>
          <table:table-cell office:value-type="float" office:value="4367" table:style-name="ce18">
            <text:p>4,367</text:p>
          </table:table-cell>
          <table:table-cell office:value-type="float" office:value="4030" table:style-name="ce18">
            <text:p>4,030</text:p>
          </table:table-cell>
          <table:table-cell office:value-type="float" office:value="5.77" table:style-name="ce19">
            <text:p>5.77</text:p>
          </table:table-cell>
          <table:table-cell office:value-type="float" office:value="12494" table:style-name="ce18">
            <text:p>12,494</text:p>
          </table:table-cell>
          <table:table-cell office:value-type="float" office:value="6500" table:style-name="ce18">
            <text:p>6,500</text:p>
          </table:table-cell>
          <table:table-cell office:value-type="float" office:value="5994" table:style-name="ce18">
            <text:p>5,994</text:p>
          </table:table-cell>
          <table:table-cell office:value-type="float" office:value="8.58" table:style-name="ce19">
            <text:p>8.58</text:p>
          </table:table-cell>
          <table:table-cell office:value-type="float" office:value="13323" table:style-name="ce18">
            <text:p>13,323</text:p>
          </table:table-cell>
          <table:table-cell office:value-type="float" office:value="6946" table:style-name="ce18">
            <text:p>6,946</text:p>
          </table:table-cell>
          <table:table-cell office:value-type="float" office:value="6377" table:style-name="ce18">
            <text:p>6,377</text:p>
          </table:table-cell>
          <table:table-cell office:value-type="float" office:value="9.15" table:style-name="ce19">
            <text:p>9.15</text:p>
          </table:table-cell>
          <table:table-cell office:value-type="float" office:value="6418" table:style-name="ce18">
            <text:p>6,418</text:p>
          </table:table-cell>
          <table:table-cell office:value-type="float" office:value="3360" table:style-name="ce18">
            <text:p>3,360</text:p>
          </table:table-cell>
          <table:table-cell office:value-type="float" office:value="3058" table:style-name="ce18">
            <text:p>3,058</text:p>
          </table:table-cell>
          <table:table-cell office:value-type="float" office:value="4.41" table:style-name="ce19">
            <text:p>4.41</text:p>
          </table:table-cell>
          <table:table-cell office:value-type="float" office:value="122496" table:style-name="ce18">
            <text:p>122,496</text:p>
          </table:table-cell>
          <table:table-cell office:value-type="float" office:value="61892" table:style-name="ce18">
            <text:p>61,892</text:p>
          </table:table-cell>
          <table:table-cell office:value-type="float" office:value="60604" table:style-name="ce18">
            <text:p>60,604</text:p>
          </table:table-cell>
          <table:table-cell office:value-type="float" office:value="84.13" table:style-name="ce19">
            <text:p>84.13</text:p>
          </table:table-cell>
          <table:table-cell office:value-type="float" office:value="16480" table:style-name="ce18">
            <text:p>16,480</text:p>
          </table:table-cell>
          <table:table-cell office:value-type="float" office:value="7952" table:style-name="ce18">
            <text:p>7,952</text:p>
          </table:table-cell>
          <table:table-cell office:value-type="float" office:value="8528" table:style-name="ce18">
            <text:p>8,528</text:p>
          </table:table-cell>
          <table:table-cell office:value-type="float" office:value="11.32" table:style-name="ce17">
            <text:p>11.32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3086" table:style-name="ce18">
            <text:p>133,086</text:p>
          </table:table-cell>
          <table:table-cell office:value-type="float" office:value="66681" table:style-name="ce18">
            <text:p>66,681</text:p>
          </table:table-cell>
          <table:table-cell office:value-type="float" office:value="66405" table:style-name="ce18">
            <text:p>66,405</text:p>
          </table:table-cell>
          <table:table-cell office:value-type="float" office:value="6054" table:style-name="ce18">
            <text:p>6,054</text:p>
          </table:table-cell>
          <table:table-cell office:value-type="float" office:value="3170" table:style-name="ce18">
            <text:p>3,170</text:p>
          </table:table-cell>
          <table:table-cell office:value-type="float" office:value="2884" table:style-name="ce18">
            <text:p>2,884</text:p>
          </table:table-cell>
          <table:table-cell office:value-type="float" office:value="4.55" table:style-name="ce19">
            <text:p>4.55</text:p>
          </table:table-cell>
          <table:table-cell office:value-type="float" office:value="7553" table:style-name="ce18">
            <text:p>7,553</text:p>
          </table:table-cell>
          <table:table-cell office:value-type="float" office:value="3938" table:style-name="ce18">
            <text:p>3,938</text:p>
          </table:table-cell>
          <table:table-cell office:value-type="float" office:value="3615" table:style-name="ce18">
            <text:p>3,615</text:p>
          </table:table-cell>
          <table:table-cell office:value-type="float" office:value="5.68" table:style-name="ce19">
            <text:p>5.68</text:p>
          </table:table-cell>
          <table:table-cell office:value-type="float" office:value="11210" table:style-name="ce18">
            <text:p>11,210</text:p>
          </table:table-cell>
          <table:table-cell office:value-type="float" office:value="5825" table:style-name="ce18">
            <text:p>5,825</text:p>
          </table:table-cell>
          <table:table-cell office:value-type="float" office:value="5385" table:style-name="ce18">
            <text:p>5,385</text:p>
          </table:table-cell>
          <table:table-cell office:value-type="float" office:value="8.42" table:style-name="ce19">
            <text:p>8.42</text:p>
          </table:table-cell>
          <table:table-cell office:value-type="float" office:value="11959" table:style-name="ce18">
            <text:p>11,959</text:p>
          </table:table-cell>
          <table:table-cell office:value-type="float" office:value="6227" table:style-name="ce18">
            <text:p>6,227</text:p>
          </table:table-cell>
          <table:table-cell office:value-type="float" office:value="5732" table:style-name="ce18">
            <text:p>5,732</text:p>
          </table:table-cell>
          <table:table-cell office:value-type="float" office:value="8.99" table:style-name="ce19">
            <text:p>8.99</text:p>
          </table:table-cell>
          <table:table-cell office:value-type="float" office:value="5744" table:style-name="ce18">
            <text:p>5,744</text:p>
          </table:table-cell>
          <table:table-cell office:value-type="float" office:value="2977" table:style-name="ce18">
            <text:p>2,977</text:p>
          </table:table-cell>
          <table:table-cell office:value-type="float" office:value="2767" table:style-name="ce18">
            <text:p>2,767</text:p>
          </table:table-cell>
          <table:table-cell office:value-type="float" office:value="4.32" table:style-name="ce19">
            <text:p>4.32</text:p>
          </table:table-cell>
          <table:table-cell office:value-type="float" office:value="112253" table:style-name="ce18">
            <text:p>112,253</text:p>
          </table:table-cell>
          <table:table-cell office:value-type="float" office:value="55956" table:style-name="ce18">
            <text:p>55,956</text:p>
          </table:table-cell>
          <table:table-cell office:value-type="float" office:value="56297" table:style-name="ce18">
            <text:p>56,297</text:p>
          </table:table-cell>
          <table:table-cell office:value-type="float" office:value="84.35" table:style-name="ce19">
            <text:p>84.35</text:p>
          </table:table-cell>
          <table:table-cell office:value-type="float" office:value="15233" table:style-name="ce18">
            <text:p>15,233</text:p>
          </table:table-cell>
          <table:table-cell office:value-type="float" office:value="7293" table:style-name="ce18">
            <text:p>7,293</text:p>
          </table:table-cell>
          <table:table-cell office:value-type="float" office:value="7940" table:style-name="ce18">
            <text:p>7,940</text:p>
          </table:table-cell>
          <table:table-cell office:value-type="float" office:value="11.45" table:style-name="ce17">
            <text:p>11.45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22" table:style-name="ce14">
            <text:p>12,522</text:p>
          </table:table-cell>
          <table:table-cell office:value-type="float" office:value="7159" table:style-name="ce14">
            <text:p>7,159</text:p>
          </table:table-cell>
          <table:table-cell office:value-type="float" office:value="5363" table:style-name="ce14">
            <text:p>5,363</text:p>
          </table:table-cell>
          <table:table-cell office:value-type="float" office:value="691" table:style-name="ce14">
            <text:p>691</text:p>
          </table:table-cell>
          <table:table-cell office:value-type="float" office:value="345" table:style-name="ce14">
            <text:p>345</text:p>
          </table:table-cell>
          <table:table-cell office:value-type="float" office:value="346" table:style-name="ce14">
            <text:p>346</text:p>
          </table:table-cell>
          <table:table-cell office:value-type="float" office:value="5.52" table:style-name="ce15">
            <text:p>5.52</text:p>
          </table:table-cell>
          <table:table-cell office:value-type="float" office:value="844" table:style-name="ce14">
            <text:p>844</text:p>
          </table:table-cell>
          <table:table-cell office:value-type="float" office:value="429" table:style-name="ce14">
            <text:p>429</text:p>
          </table:table-cell>
          <table:table-cell office:value-type="float" office:value="415" table:style-name="ce14">
            <text:p>415</text:p>
          </table:table-cell>
          <table:table-cell office:value-type="float" office:value="6.74" table:style-name="ce15">
            <text:p>6.74</text:p>
          </table:table-cell>
          <table:table-cell office:value-type="float" office:value="1284" table:style-name="ce14">
            <text:p>1,284</text:p>
          </table:table-cell>
          <table:table-cell office:value-type="float" office:value="675" table:style-name="ce14">
            <text:p>675</text:p>
          </table:table-cell>
          <table:table-cell office:value-type="float" office:value="609" table:style-name="ce14">
            <text:p>609</text:p>
          </table:table-cell>
          <table:table-cell office:value-type="float" office:value="10.25" table:style-name="ce15">
            <text:p>10.25</text:p>
          </table:table-cell>
          <table:table-cell office:value-type="float" office:value="1364" table:style-name="ce14">
            <text:p>1,364</text:p>
          </table:table-cell>
          <table:table-cell office:value-type="float" office:value="719" table:style-name="ce14">
            <text:p>719</text:p>
          </table:table-cell>
          <table:table-cell office:value-type="float" office:value="645" table:style-name="ce14">
            <text:p>645</text:p>
          </table:table-cell>
          <table:table-cell office:value-type="float" office:value="10.89" table:style-name="ce15">
            <text:p>10.89</text:p>
          </table:table-cell>
          <table:table-cell office:value-type="float" office:value="674" table:style-name="ce14">
            <text:p>674</text:p>
          </table:table-cell>
          <table:table-cell office:value-type="float" office:value="383" table:style-name="ce14">
            <text:p>383</text:p>
          </table:table-cell>
          <table:table-cell office:value-type="float" office:value="291" table:style-name="ce14">
            <text:p>291</text:p>
          </table:table-cell>
          <table:table-cell office:value-type="float" office:value="5.38" table:style-name="ce15">
            <text:p>5.38</text:p>
          </table:table-cell>
          <table:table-cell office:value-type="float" office:value="10243" table:style-name="ce14">
            <text:p>10,243</text:p>
          </table:table-cell>
          <table:table-cell office:value-type="float" office:value="5936" table:style-name="ce14">
            <text:p>5,936</text:p>
          </table:table-cell>
          <table:table-cell office:value-type="float" office:value="4307" table:style-name="ce14">
            <text:p>4,307</text:p>
          </table:table-cell>
          <table:table-cell office:value-type="float" office:value="81.8" table:style-name="ce15">
            <text:p>81.80</text:p>
          </table:table-cell>
          <table:table-cell office:value-type="float" office:value="1247" table:style-name="ce14">
            <text:p>1,247</text:p>
          </table:table-cell>
          <table:table-cell office:value-type="float" office:value="659" table:style-name="ce14">
            <text:p>659</text:p>
          </table:table-cell>
          <table:table-cell office:value-type="float" office:value="588" table:style-name="ce14">
            <text:p>588</text:p>
          </table:table-cell>
          <table:table-cell office:value-type="float" office:value="9.9600000000000009" table:style-name="ce13">
            <text:p>9.96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5月4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03單一年齡-列印前2頁" table:style-name="ta2">
        <table:table-source xlink:href="file:///D:/0662/A.上網月報(含1科)/105年/10504/新表號04,05,速報3階段年齡-連結(公式)檔105.4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年齡結構-新(列印版)" table:style-name="ta2">
        <table:table-source xlink:href="file:///D:/0662/A.上網月報(含1科)/105年/10504/新表號04,05,速報3階段年齡-連結(公式)檔105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年齡結構-新(貼值-上網版)" table:style-name="ta2">
        <table:table-source xlink:href="file:///D:/0662/A.上網月報(含1科)/105年/10504/新表號04,05,速報3階段年齡-連結(公式)檔105.4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04年齡結構-列印版" table:style-name="ta2">
        <table:table-source xlink:href="file:///D:/0662/A.上網月報(含1科)/105年/10504/新表號04,05,速報3階段年齡-連結(公式)檔105.4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上月速報年齡結構" table:style-name="ta2">
        <table:table-source xlink:href="file:///D:/0662/A.上網月報(含1科)/105年/10504/新表號04,05,速報3階段年齡-連結(公式)檔105.4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本月-上月速報年齡結構(增減)" table:style-name="ta2">
        <table:table-source xlink:href="file:///D:/0662/A.上網月報(含1科)/105年/10504/新表號04,05,速報3階段年齡-連結(公式)檔105.4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人口指標0-2,6" table:style-name="ta2">
        <table:table-source xlink:href="file:///D:/0662/A.上網月報(含1科)/105年/10504/新表號04,05,速報3階段年齡-連結(公式)檔105.4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年齡結構-另給司長-不用" table:style-name="ta2">
        <table:table-source xlink:href="file:///D:/0662/A.上網月報(含1科)/105年/10504/新表號04,05,速報3階段年齡-連結(公式)檔105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3階段年齡結構-不用" table:style-name="ta2">
        <table:table-source xlink:href="file:///D:/0662/A.上網月報(含1科)/105年/10504/新表號04,05,速報3階段年齡-連結(公式)檔105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5-03T10:33:20Z</meta:creation-date>
    <dc:date>2016-12-09T01:57:04Z</dc:date>
  </office:meta>
</office:document-meta>
</file>